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1" officeooo:paragraph-rsid="00a3f720"/>
    </style:style>
    <style:style style:name="P2" style:family="paragraph" style:parent-style-name="Standard">
      <style:paragraph-properties fo:text-align="center" style:justify-single-word="false"/>
      <style:text-properties style:font-name="Times New Roman1" officeooo:rsid="000b306f" officeooo:paragraph-rsid="00b794c3"/>
    </style:style>
    <style:style style:name="P3" style:family="paragraph" style:parent-style-name="Standard">
      <style:paragraph-properties fo:text-align="justify" style:justify-single-word="false"/>
      <style:text-properties style:font-name="Times New Roman1" officeooo:rsid="000b306f" officeooo:paragraph-rsid="00b794c3"/>
    </style:style>
    <style:style style:name="P4" style:family="paragraph" style:parent-style-name="Standard">
      <style:paragraph-properties fo:text-align="justify" style:justify-single-word="false"/>
      <style:text-properties style:font-name="Times New Roman1" officeooo:rsid="000b306f" officeooo:paragraph-rsid="000b306f"/>
    </style:style>
    <style:style style:name="P5" style:family="paragraph" style:parent-style-name="Standard">
      <style:paragraph-properties fo:text-align="justify" style:justify-single-word="false"/>
      <style:text-properties style:font-name="Times New Roman1" officeooo:rsid="000b306f" officeooo:paragraph-rsid="001dad1e"/>
    </style:style>
    <style:style style:name="P6" style:family="paragraph" style:parent-style-name="Standard">
      <style:paragraph-properties fo:text-align="justify" style:justify-single-word="false"/>
      <style:text-properties style:font-name="Times New Roman1" officeooo:rsid="000cdd62" officeooo:paragraph-rsid="000cdd62"/>
    </style:style>
    <style:style style:name="P7" style:family="paragraph" style:parent-style-name="Standard">
      <style:paragraph-properties fo:text-align="justify" style:justify-single-word="false"/>
      <style:text-properties style:font-name="Times New Roman1" officeooo:rsid="000dfc2a" officeooo:paragraph-rsid="000dfc2a"/>
    </style:style>
    <style:style style:name="P8" style:family="paragraph" style:parent-style-name="Standard">
      <style:paragraph-properties fo:text-align="justify" style:justify-single-word="false"/>
      <style:text-properties style:font-name="Times New Roman1" officeooo:rsid="000febcc" officeooo:paragraph-rsid="00a3f720"/>
    </style:style>
    <style:style style:name="P9" style:family="paragraph" style:parent-style-name="Standard">
      <style:paragraph-properties fo:text-align="justify" style:justify-single-word="false"/>
      <style:text-properties style:font-name="Times New Roman1" officeooo:rsid="000febcc" officeooo:paragraph-rsid="000febcc"/>
    </style:style>
    <style:style style:name="P10" style:family="paragraph" style:parent-style-name="Standard">
      <style:paragraph-properties fo:text-align="justify" style:justify-single-word="false"/>
      <style:text-properties style:font-name="Times New Roman1" officeooo:rsid="00120625" officeooo:paragraph-rsid="00120625"/>
    </style:style>
    <style:style style:name="P11" style:family="paragraph" style:parent-style-name="Standard">
      <style:paragraph-properties fo:text-align="justify" style:justify-single-word="false"/>
      <style:text-properties style:font-name="Times New Roman1" officeooo:rsid="00120625" officeooo:paragraph-rsid="001937a8"/>
    </style:style>
    <style:style style:name="P12" style:family="paragraph" style:parent-style-name="Standard">
      <style:paragraph-properties fo:text-align="justify" style:justify-single-word="false"/>
      <style:text-properties style:font-name="Times New Roman1" officeooo:rsid="001937a8" officeooo:paragraph-rsid="001937a8"/>
    </style:style>
    <style:style style:name="P13" style:family="paragraph" style:parent-style-name="Standard">
      <style:paragraph-properties fo:text-align="justify" style:justify-single-word="false"/>
      <style:text-properties style:font-name="Times New Roman1" officeooo:rsid="001abd74" officeooo:paragraph-rsid="001dda1a"/>
    </style:style>
    <style:style style:name="P14" style:family="paragraph" style:parent-style-name="Standard">
      <style:paragraph-properties fo:text-align="justify" style:justify-single-word="false"/>
      <style:text-properties style:font-name="Times New Roman1" officeooo:rsid="001abd74" officeooo:paragraph-rsid="001abd74"/>
    </style:style>
    <style:style style:name="P15" style:family="paragraph" style:parent-style-name="Standard">
      <style:paragraph-properties fo:text-align="justify" style:justify-single-word="false"/>
      <style:text-properties style:font-name="Times New Roman1" officeooo:rsid="001abd74" officeooo:paragraph-rsid="00a3f720"/>
    </style:style>
    <style:style style:name="P16" style:family="paragraph" style:parent-style-name="Standard">
      <style:paragraph-properties fo:text-align="justify" style:justify-single-word="false"/>
      <style:text-properties style:font-name="Times New Roman1" officeooo:rsid="001abd74" officeooo:paragraph-rsid="001f7807"/>
    </style:style>
    <style:style style:name="P17" style:family="paragraph" style:parent-style-name="Standard">
      <style:paragraph-properties fo:text-align="justify" style:justify-single-word="false"/>
      <style:text-properties style:font-name="Times New Roman1" officeooo:rsid="001f7807" officeooo:paragraph-rsid="001f7807"/>
    </style:style>
    <style:style style:name="P18" style:family="paragraph" style:parent-style-name="Standard">
      <style:paragraph-properties fo:text-align="justify" style:justify-single-word="false"/>
      <style:text-properties style:font-name="Times New Roman1" officeooo:rsid="002062d0" officeooo:paragraph-rsid="002062d0"/>
    </style:style>
    <style:style style:name="P19" style:family="paragraph" style:parent-style-name="Standard">
      <style:paragraph-properties fo:text-align="justify" style:justify-single-word="false"/>
      <style:text-properties style:font-name="Times New Roman1" officeooo:rsid="0021cb01" officeooo:paragraph-rsid="0021cb01"/>
    </style:style>
    <style:style style:name="P20" style:family="paragraph" style:parent-style-name="Standard">
      <style:paragraph-properties fo:text-align="justify" style:justify-single-word="false"/>
      <style:text-properties style:font-name="Times New Roman1" officeooo:rsid="002287a1" officeooo:paragraph-rsid="002287a1"/>
    </style:style>
    <style:style style:name="P21" style:family="paragraph" style:parent-style-name="Standard">
      <style:paragraph-properties fo:text-align="justify" style:justify-single-word="false"/>
      <style:text-properties style:font-name="Times New Roman1" officeooo:rsid="002287a1" officeooo:paragraph-rsid="00a3f720"/>
    </style:style>
    <style:style style:name="P22" style:family="paragraph" style:parent-style-name="Standard">
      <style:paragraph-properties fo:text-align="justify" style:justify-single-word="false"/>
      <style:text-properties style:font-name="Times New Roman1" officeooo:rsid="002287a1" officeooo:paragraph-rsid="002302e0"/>
    </style:style>
    <style:style style:name="P23" style:family="paragraph" style:parent-style-name="Standard">
      <style:text-properties style:font-name="Times New Roman1" officeooo:rsid="002287a1" officeooo:paragraph-rsid="002302e0"/>
    </style:style>
    <style:style style:name="P24" style:family="paragraph" style:parent-style-name="Standard">
      <style:paragraph-properties fo:text-align="end" style:justify-single-word="false"/>
      <style:text-properties style:font-name="Times New Roman1" officeooo:rsid="002287a1" officeooo:paragraph-rsid="002302e0"/>
    </style:style>
    <style:style style:name="P25" style:family="paragraph" style:parent-style-name="Standard">
      <style:paragraph-properties fo:text-align="end" style:justify-single-word="false"/>
      <style:text-properties style:font-name="Times New Roman1" officeooo:rsid="002287a1" officeooo:paragraph-rsid="0036ed8b"/>
    </style:style>
    <style:style style:name="P26" style:family="paragraph" style:parent-style-name="Standard">
      <style:paragraph-properties fo:text-align="end" style:justify-single-word="false"/>
      <style:text-properties style:font-name="Times New Roman1" officeooo:rsid="002496a5" officeooo:paragraph-rsid="002496a5"/>
    </style:style>
    <style:style style:name="P27" style:family="paragraph" style:parent-style-name="Standard">
      <style:paragraph-properties fo:text-align="end" style:justify-single-word="false"/>
      <style:text-properties style:font-name="Times New Roman1" officeooo:rsid="002496a5" officeooo:paragraph-rsid="0036ed8b"/>
    </style:style>
    <style:style style:name="P28" style:family="paragraph" style:parent-style-name="Standard">
      <style:paragraph-properties fo:text-align="start" style:justify-single-word="false"/>
      <style:text-properties style:font-name="Times New Roman1" officeooo:rsid="002496a5" officeooo:paragraph-rsid="002496a5"/>
    </style:style>
    <style:style style:name="P29" style:family="paragraph" style:parent-style-name="Standard">
      <style:paragraph-properties fo:text-align="start" style:justify-single-word="false"/>
      <style:text-properties style:font-name="Times New Roman1" officeooo:rsid="002496a5" officeooo:paragraph-rsid="0036ed8b"/>
    </style:style>
    <style:style style:name="P30" style:family="paragraph" style:parent-style-name="Standard">
      <style:paragraph-properties fo:text-align="start" style:justify-single-word="false"/>
      <style:text-properties style:font-name="Times New Roman1" officeooo:rsid="00261b2a" officeooo:paragraph-rsid="0027fcbe"/>
    </style:style>
    <style:style style:name="P31" style:family="paragraph" style:parent-style-name="Standard">
      <style:paragraph-properties fo:text-align="end" style:justify-single-word="false"/>
      <style:text-properties style:font-name="Times New Roman1" officeooo:rsid="0027fcbe" officeooo:paragraph-rsid="0027fcbe"/>
    </style:style>
    <style:style style:name="P32" style:family="paragraph" style:parent-style-name="Standard">
      <style:paragraph-properties fo:text-align="start" style:justify-single-word="false"/>
      <style:text-properties style:font-name="Times New Roman1" officeooo:rsid="0027fcbe" officeooo:paragraph-rsid="0027fcbe"/>
    </style:style>
    <style:style style:name="P33" style:family="paragraph" style:parent-style-name="Standard">
      <style:paragraph-properties fo:text-align="start" style:justify-single-word="false"/>
      <style:text-properties style:font-name="Times New Roman1" fo:font-style="italic" officeooo:rsid="00297c1f" officeooo:paragraph-rsid="00297c1f" style:font-style-asian="italic" style:font-style-complex="italic"/>
    </style:style>
    <style:style style:name="P34" style:family="paragraph" style:parent-style-name="Standard">
      <style:paragraph-properties fo:text-align="end" style:justify-single-word="false"/>
      <style:text-properties style:font-name="Times New Roman1" fo:font-style="italic" officeooo:rsid="00297c1f" officeooo:paragraph-rsid="00297c1f" style:font-style-asian="italic" style:font-style-complex="italic"/>
    </style:style>
    <style:style style:name="P35" style:family="paragraph" style:parent-style-name="Standard">
      <style:paragraph-properties fo:text-align="end" style:justify-single-word="false"/>
      <style:text-properties style:font-name="Times New Roman1" fo:font-style="italic" officeooo:rsid="002e991c" officeooo:paragraph-rsid="00297c1f" style:font-style-asian="italic" style:font-style-complex="italic"/>
    </style:style>
    <style:style style:name="P36" style:family="paragraph" style:parent-style-name="Standard">
      <style:paragraph-properties fo:text-align="justify" style:justify-single-word="false"/>
      <style:text-properties style:font-name="Times New Roman1" fo:font-style="italic" officeooo:rsid="002e991c" officeooo:paragraph-rsid="002e991c" style:font-style-asian="italic" style:font-style-complex="italic"/>
    </style:style>
    <style:style style:name="P37" style:family="paragraph" style:parent-style-name="Standard">
      <style:paragraph-properties fo:text-align="justify" style:justify-single-word="false"/>
      <style:text-properties style:font-name="Times New Roman1" fo:font-style="italic" officeooo:rsid="002f1517" officeooo:paragraph-rsid="002f1517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Times New Roman1" fo:font-style="italic" officeooo:rsid="00326280" officeooo:paragraph-rsid="00326280" style:font-style-asian="italic" style:font-style-complex="italic"/>
    </style:style>
    <style:style style:name="P39" style:family="paragraph" style:parent-style-name="Standard">
      <style:paragraph-properties fo:text-align="justify" style:justify-single-word="false"/>
      <style:text-properties style:font-name="Times New Roman1" officeooo:rsid="003317de" officeooo:paragraph-rsid="003317de"/>
    </style:style>
    <style:style style:name="P40" style:family="paragraph" style:parent-style-name="Standard">
      <style:paragraph-properties fo:text-align="justify" style:justify-single-word="false"/>
      <style:text-properties style:font-name="Times New Roman1" officeooo:rsid="0035e986" officeooo:paragraph-rsid="0035e986"/>
    </style:style>
    <style:style style:name="P41" style:family="paragraph" style:parent-style-name="Standard">
      <style:paragraph-properties fo:text-align="start" style:justify-single-word="false"/>
      <style:text-properties style:font-name="Times New Roman1" officeooo:rsid="0035e986" officeooo:paragraph-rsid="0035e986"/>
    </style:style>
    <style:style style:name="P42" style:family="paragraph" style:parent-style-name="Standard">
      <style:paragraph-properties fo:text-align="justify" style:justify-single-word="false"/>
      <style:text-properties style:font-name="Times New Roman1" officeooo:rsid="00469905" officeooo:paragraph-rsid="00469905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tyle="normal" officeooo:rsid="00389a26" officeooo:paragraph-rsid="00389a26" style:font-style-asian="normal" style:font-style-complex="normal"/>
    </style:style>
    <style:style style:name="P44" style:family="paragraph" style:parent-style-name="Standard">
      <style:paragraph-properties fo:text-align="justify" style:justify-single-word="false"/>
      <style:text-properties style:font-name="Times New Roman1" fo:font-style="normal" officeooo:rsid="003a49ed" officeooo:paragraph-rsid="00a3f720" style:font-style-asian="normal" style:font-style-complex="normal"/>
    </style:style>
    <style:style style:name="P45" style:family="paragraph" style:parent-style-name="Standard">
      <style:paragraph-properties fo:text-align="justify" style:justify-single-word="false"/>
      <style:text-properties style:font-name="Times New Roman1" fo:font-style="normal" officeooo:rsid="003a49ed" officeooo:paragraph-rsid="003a49ed" style:font-style-asian="normal" style:font-style-complex="normal"/>
    </style:style>
    <style:style style:name="P46" style:family="paragraph" style:parent-style-name="Standard">
      <style:paragraph-properties fo:text-align="justify" style:justify-single-word="false"/>
      <style:text-properties style:font-name="Times New Roman1" fo:font-style="normal" officeooo:rsid="003c5999" officeooo:paragraph-rsid="003c5999" style:font-style-asian="normal" style:font-style-complex="normal"/>
    </style:style>
    <style:style style:name="P47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068f175" style:font-style-asian="normal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0" style:family="paragraph" style:parent-style-name="Standard">
      <style:paragraph-properties fo:text-align="center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1" fo:font-style="normal" officeooo:rsid="006a96f5" officeooo:paragraph-rsid="00a3f720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a3f720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78dd2e" style:font-style-asian="normal" style:font-style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8ae94d" style:font-style-asian="normal" style:font-style-complex="normal"/>
    </style:style>
    <style:style style:name="P55" style:family="paragraph" style:parent-style-name="Standard">
      <style:paragraph-properties fo:text-align="center" style:justify-single-word="false"/>
      <style:text-properties style:font-name="Times New Roman1" fo:font-style="normal" officeooo:rsid="0078dd2e" officeooo:paragraph-rsid="0078dd2e" style:font-style-asian="normal" style:font-style-complex="normal"/>
    </style:style>
    <style:style style:name="P56" style:family="paragraph" style:parent-style-name="Standard">
      <style:paragraph-properties fo:text-align="center" style:justify-single-word="false"/>
      <style:text-properties style:font-name="Times New Roman1" fo:font-style="normal" officeooo:rsid="0078dd2e" officeooo:paragraph-rsid="008ae94d" style:font-style-asian="normal" style:font-style-complex="normal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tyle="normal" officeooo:rsid="00fe6aa2" officeooo:paragraph-rsid="011012b8" style:font-style-asian="normal" style:font-style-complex="normal"/>
    </style:style>
    <style:style style:name="P58" style:family="paragraph" style:parent-style-name="Standard">
      <style:paragraph-properties fo:text-align="justify" style:justify-single-word="false"/>
      <style:text-properties style:font-name="Times New Roman1" officeooo:rsid="003c5999" officeooo:paragraph-rsid="00a10d8a"/>
    </style:style>
    <style:style style:name="P59" style:family="paragraph" style:parent-style-name="Standard">
      <style:paragraph-properties fo:text-align="justify" style:justify-single-word="false"/>
      <style:text-properties style:font-name="Times New Roman1" officeooo:rsid="003c5999" officeooo:paragraph-rsid="00a3f720"/>
    </style:style>
    <style:style style:name="P60" style:family="paragraph" style:parent-style-name="Standard">
      <style:paragraph-properties fo:text-align="justify" style:justify-single-word="false"/>
      <style:text-properties style:font-name="Times New Roman1" officeooo:rsid="004e33b3" officeooo:paragraph-rsid="004e33b3"/>
    </style:style>
    <style:style style:name="P61" style:family="paragraph" style:parent-style-name="Standard">
      <style:paragraph-properties fo:text-align="justify" style:justify-single-word="false"/>
      <style:text-properties style:font-name="Times New Roman1" officeooo:rsid="0096807f" officeooo:paragraph-rsid="0096807f"/>
    </style:style>
    <style:style style:name="P62" style:family="paragraph" style:parent-style-name="Standard">
      <style:paragraph-properties fo:text-align="justify" style:justify-single-word="false"/>
      <style:text-properties style:font-name="Times New Roman1" officeooo:rsid="00ac91fa" officeooo:paragraph-rsid="00ac91fa"/>
    </style:style>
    <style:style style:name="P63" style:family="paragraph" style:parent-style-name="Standard">
      <style:paragraph-properties fo:text-align="justify" style:justify-single-word="false"/>
      <style:text-properties style:font-name="Times New Roman1" officeooo:rsid="00afe593" officeooo:paragraph-rsid="00b1746e"/>
    </style:style>
    <style:style style:name="P64" style:family="paragraph" style:parent-style-name="Standard">
      <style:paragraph-properties fo:text-align="justify" style:justify-single-word="false"/>
      <style:text-properties style:font-name="Times New Roman1" officeooo:rsid="00b4535c" officeooo:paragraph-rsid="00b4535c"/>
    </style:style>
    <style:style style:name="P65" style:family="paragraph" style:parent-style-name="Standard">
      <style:paragraph-properties fo:text-align="start" style:justify-single-word="false"/>
      <style:text-properties style:font-name="Times New Roman1" officeooo:rsid="00b4535c" officeooo:paragraph-rsid="00b4535c"/>
    </style:style>
    <style:style style:name="P66" style:family="paragraph" style:parent-style-name="Standard">
      <style:paragraph-properties fo:text-align="justify" style:justify-single-word="false"/>
      <style:text-properties style:font-name="Times New Roman1" officeooo:rsid="00b47ff1" officeooo:paragraph-rsid="00b47ff1"/>
    </style:style>
    <style:style style:name="P67" style:family="paragraph" style:parent-style-name="Standard">
      <style:paragraph-properties fo:text-align="center" style:justify-single-word="false"/>
      <style:text-properties style:font-name="Times New Roman1" officeooo:rsid="00b47ff1" officeooo:paragraph-rsid="00b47ff1"/>
    </style:style>
    <style:style style:name="P68" style:family="paragraph" style:parent-style-name="Standard">
      <style:paragraph-properties fo:text-align="start" style:justify-single-word="false"/>
      <style:text-properties style:font-name="Times New Roman1" officeooo:rsid="00b47ff1" officeooo:paragraph-rsid="00dc2f74"/>
    </style:style>
    <style:style style:name="P69" style:family="paragraph" style:parent-style-name="Standard">
      <style:text-properties style:font-name="Times New Roman1" officeooo:rsid="00ce57de" officeooo:paragraph-rsid="00ce57de"/>
    </style:style>
    <style:style style:name="P70" style:family="paragraph" style:parent-style-name="Standard">
      <style:text-properties style:font-name="Times New Roman1" officeooo:rsid="005b8fdb" officeooo:paragraph-rsid="0094975f"/>
    </style:style>
    <style:style style:name="P71" style:family="paragraph" style:parent-style-name="Standard">
      <style:paragraph-properties fo:text-align="start" style:justify-single-word="false"/>
      <style:text-properties style:font-name="Times New Roman1" officeooo:rsid="00d42918" officeooo:paragraph-rsid="00d42918"/>
    </style:style>
    <style:style style:name="P72" style:family="paragraph" style:parent-style-name="Standard">
      <style:paragraph-properties fo:text-align="start" style:justify-single-word="false"/>
      <style:text-properties style:font-name="Times New Roman1" officeooo:rsid="00d690f5" officeooo:paragraph-rsid="00d690f5"/>
    </style:style>
    <style:style style:name="P73" style:family="paragraph" style:parent-style-name="Standard">
      <style:paragraph-properties fo:text-align="start" style:justify-single-word="false"/>
      <style:text-properties style:font-name="Times New Roman1" officeooo:rsid="00dea7b3" officeooo:paragraph-rsid="00e0bd49"/>
    </style:style>
    <style:style style:name="P74" style:family="paragraph" style:parent-style-name="Standard">
      <style:paragraph-properties fo:text-align="start" style:justify-single-word="false"/>
      <style:text-properties style:font-name="Times New Roman1" officeooo:rsid="00e0bd49" officeooo:paragraph-rsid="00e0bd49"/>
    </style:style>
    <style:style style:name="P75" style:family="paragraph" style:parent-style-name="Standard">
      <style:paragraph-properties fo:text-align="justify" style:justify-single-word="false"/>
      <style:text-properties style:font-name="Times New Roman1" officeooo:rsid="00e0bd49" officeooo:paragraph-rsid="00e0bd49"/>
    </style:style>
    <style:style style:name="P76" style:family="paragraph" style:parent-style-name="Standard">
      <style:paragraph-properties fo:text-align="justify" style:justify-single-word="false"/>
      <style:text-properties style:font-name="Times New Roman1" officeooo:rsid="00e2f044" officeooo:paragraph-rsid="00e2f044"/>
    </style:style>
    <style:style style:name="P77" style:family="paragraph" style:parent-style-name="Standard">
      <style:text-properties style:font-name="Times New Roman1" officeooo:rsid="00e72655" officeooo:paragraph-rsid="00ce57de"/>
    </style:style>
    <style:style style:name="P78" style:family="paragraph" style:parent-style-name="Standard">
      <style:paragraph-properties fo:text-align="justify" style:justify-single-word="false"/>
      <style:text-properties style:font-name="Times New Roman1" officeooo:rsid="00e72655" officeooo:paragraph-rsid="00ebcf20"/>
    </style:style>
    <style:style style:name="P79" style:family="paragraph" style:parent-style-name="Standard">
      <style:paragraph-properties fo:text-align="justify" style:justify-single-word="false"/>
      <style:text-properties style:font-name="Times New Roman1" officeooo:rsid="00ebcf20" officeooo:paragraph-rsid="00ebcf20"/>
    </style:style>
    <style:style style:name="P80" style:family="paragraph" style:parent-style-name="Standard">
      <style:paragraph-properties fo:text-align="justify" style:justify-single-word="false"/>
      <style:text-properties style:font-name="Times New Roman1" officeooo:rsid="00f1205e" officeooo:paragraph-rsid="00f1205e"/>
    </style:style>
    <style:style style:name="P81" style:family="paragraph" style:parent-style-name="Standard">
      <style:paragraph-properties fo:text-align="justify" style:justify-single-word="false"/>
      <style:text-properties style:font-name="Times New Roman1" officeooo:rsid="00f9d6e0" officeooo:paragraph-rsid="00f9d6e0"/>
    </style:style>
    <style:style style:name="P82" style:family="paragraph" style:parent-style-name="Standard">
      <style:paragraph-properties fo:text-align="justify" style:justify-single-word="false"/>
      <style:text-properties style:font-name="Times New Roman1" officeooo:rsid="00f9d6e0" officeooo:paragraph-rsid="00ff5d15"/>
    </style:style>
    <style:style style:name="P83" style:family="paragraph" style:parent-style-name="Standard">
      <style:paragraph-properties fo:text-align="justify" style:justify-single-word="false"/>
      <style:text-properties style:font-name="Times New Roman1" officeooo:rsid="011012b8" officeooo:paragraph-rsid="011012b8"/>
    </style:style>
    <style:style style:name="P84" style:family="paragraph" style:parent-style-name="Standard">
      <style:paragraph-properties fo:text-align="justify" style:justify-single-word="false"/>
      <style:text-properties style:font-name="Times New Roman1" officeooo:rsid="0117d7f6" officeooo:paragraph-rsid="0117d7f6"/>
    </style:style>
    <style:style style:name="P85" style:family="paragraph" style:parent-style-name="Standard">
      <style:paragraph-properties fo:text-align="justify" style:justify-single-word="false"/>
      <style:text-properties style:font-name="Times New Roman1" officeooo:rsid="0119224a" officeooo:paragraph-rsid="0119224a"/>
    </style:style>
    <style:style style:name="P86" style:family="paragraph" style:parent-style-name="Standard">
      <style:paragraph-properties fo:text-align="center" style:justify-single-word="false"/>
      <style:text-properties style:font-name="Times New Roman1" officeooo:rsid="0119224a" officeooo:paragraph-rsid="0119224a"/>
    </style:style>
    <style:style style:name="P87" style:family="paragraph" style:parent-style-name="Standard">
      <style:paragraph-properties fo:text-align="justify" style:justify-single-word="false"/>
      <style:text-properties style:font-name="Times New Roman1" officeooo:rsid="01198564" officeooo:paragraph-rsid="01198564"/>
    </style:style>
    <style:style style:name="P88" style:family="paragraph" style:parent-style-name="Standard">
      <style:paragraph-properties fo:text-align="justify" style:justify-single-word="false"/>
      <style:text-properties style:font-name="Times New Roman1" officeooo:rsid="01211501" officeooo:paragraph-rsid="01211501"/>
    </style:style>
    <style:style style:name="P89" style:family="paragraph" style:parent-style-name="Standard">
      <style:paragraph-properties fo:text-align="justify" style:justify-single-word="false"/>
      <style:text-properties style:font-name="Times New Roman1" officeooo:rsid="01236f67" officeooo:paragraph-rsid="01236f67"/>
    </style:style>
    <style:style style:name="P90" style:family="paragraph" style:parent-style-name="Standard">
      <style:paragraph-properties fo:text-align="justify" style:justify-single-word="false"/>
      <style:text-properties style:font-name="Times New Roman1" officeooo:rsid="0123a1c8" officeooo:paragraph-rsid="0123a1c8"/>
    </style:style>
    <style:style style:name="P91" style:family="paragraph" style:parent-style-name="Standard">
      <style:paragraph-properties fo:text-align="justify" style:justify-single-word="false"/>
      <style:text-properties style:font-name="Times New Roman1" officeooo:rsid="01241880" officeooo:paragraph-rsid="01241880"/>
    </style:style>
    <style:style style:name="P92" style:family="paragraph" style:parent-style-name="Standard">
      <style:paragraph-properties fo:text-align="justify" style:justify-single-word="false"/>
      <style:text-properties style:font-name="Times New Roman1" officeooo:rsid="012614ba" officeooo:paragraph-rsid="012614ba"/>
    </style:style>
    <style:style style:name="P93" style:family="paragraph" style:parent-style-name="Standard">
      <style:paragraph-properties fo:text-align="justify" style:justify-single-word="false"/>
      <style:text-properties style:font-name="Times New Roman1" officeooo:rsid="0127cce3" officeooo:paragraph-rsid="0127cce3"/>
    </style:style>
    <style:style style:name="P94" style:family="paragraph" style:parent-style-name="Standard">
      <style:paragraph-properties fo:text-align="justify" style:justify-single-word="false"/>
      <style:text-properties style:font-name="Times New Roman1" officeooo:rsid="0129aa66" officeooo:paragraph-rsid="0129aa66"/>
    </style:style>
    <style:style style:name="P95" style:family="paragraph" style:parent-style-name="Standard">
      <style:paragraph-properties fo:text-align="justify" style:justify-single-word="false"/>
      <style:text-properties style:font-name="Times New Roman1" officeooo:rsid="012a870c" officeooo:paragraph-rsid="012ebba6"/>
    </style:style>
    <style:style style:name="P96" style:family="paragraph" style:parent-style-name="Standard">
      <style:paragraph-properties fo:text-align="justify" style:justify-single-word="false"/>
      <style:text-properties style:font-name="Times New Roman1" officeooo:rsid="012a870c" officeooo:paragraph-rsid="013067f3"/>
    </style:style>
    <style:style style:name="P97" style:family="paragraph" style:parent-style-name="Standard">
      <style:paragraph-properties fo:text-align="justify" style:justify-single-word="false"/>
      <style:text-properties style:font-name="Times New Roman1" officeooo:rsid="012a870c" officeooo:paragraph-rsid="0131d73e"/>
    </style:style>
    <style:style style:name="P98" style:family="paragraph" style:parent-style-name="Standard">
      <style:paragraph-properties fo:text-align="center" style:justify-single-word="false"/>
      <style:text-properties style:font-name="Times New Roman1" officeooo:rsid="012a870c" officeooo:paragraph-rsid="012ebba6"/>
    </style:style>
    <style:style style:name="P99" style:family="paragraph" style:parent-style-name="Standard">
      <style:paragraph-properties fo:text-align="center" style:justify-single-word="false"/>
      <style:text-properties style:font-name="Times New Roman1" officeooo:rsid="012a870c" officeooo:paragraph-rsid="012fd86c"/>
    </style:style>
    <style:style style:name="P100" style:family="paragraph" style:parent-style-name="Standard">
      <style:paragraph-properties fo:text-align="justify" style:justify-single-word="false"/>
      <style:text-properties style:font-name="Times New Roman1" officeooo:rsid="0131d73e" officeooo:paragraph-rsid="0131d73e"/>
    </style:style>
    <style:style style:name="P101" style:family="paragraph" style:parent-style-name="Standard">
      <style:paragraph-properties fo:text-align="justify" style:justify-single-word="false"/>
      <style:text-properties style:font-name="Times New Roman1" officeooo:rsid="0133b74f" officeooo:paragraph-rsid="0133b74f"/>
    </style:style>
    <style:style style:name="P102" style:family="paragraph" style:parent-style-name="Standard">
      <style:paragraph-properties fo:text-align="start" style:justify-single-word="false"/>
      <style:text-properties officeooo:rsid="00d690f5" officeooo:paragraph-rsid="00d690f5"/>
    </style:style>
    <style:style style:name="P103" style:family="paragraph" style:parent-style-name="Standard">
      <style:paragraph-properties fo:text-align="start" style:justify-single-word="false"/>
      <style:text-properties officeooo:rsid="00f9d6e0" officeooo:paragraph-rsid="00f9d6e0"/>
    </style:style>
    <style:style style:name="P104" style:family="paragraph" style:parent-style-name="Standard">
      <style:paragraph-properties fo:text-align="start" style:justify-single-word="false"/>
      <style:text-properties officeooo:rsid="00ffd2cf" officeooo:paragraph-rsid="00ffd2cf"/>
    </style:style>
    <style:style style:name="P105" style:family="paragraph" style:parent-style-name="Standard">
      <style:paragraph-properties fo:text-align="start" style:justify-single-word="false"/>
      <style:text-properties officeooo:rsid="010186ef" officeooo:paragraph-rsid="010186ef"/>
    </style:style>
    <style:style style:name="P106" style:family="paragraph" style:parent-style-name="Standard">
      <style:paragraph-properties fo:text-align="start" style:justify-single-word="false"/>
      <style:text-properties officeooo:rsid="0101da21" officeooo:paragraph-rsid="0101da21"/>
    </style:style>
    <style:style style:name="T1" style:family="text">
      <style:text-properties officeooo:rsid="000cdd62"/>
    </style:style>
    <style:style style:name="T2" style:family="text">
      <style:text-properties officeooo:rsid="000dd408"/>
    </style:style>
    <style:style style:name="T3" style:family="text">
      <style:text-properties officeooo:rsid="000febcc"/>
    </style:style>
    <style:style style:name="T4" style:family="text">
      <style:text-properties officeooo:rsid="0010251a"/>
    </style:style>
    <style:style style:name="T5" style:family="text">
      <style:text-properties officeooo:rsid="00120625"/>
    </style:style>
    <style:style style:name="T6" style:family="text">
      <style:text-properties officeooo:rsid="0013d9f8"/>
    </style:style>
    <style:style style:name="T7" style:family="text">
      <style:text-properties officeooo:rsid="001532b3"/>
    </style:style>
    <style:style style:name="T8" style:family="text">
      <style:text-properties officeooo:rsid="0017155f"/>
    </style:style>
    <style:style style:name="T9" style:family="text">
      <style:text-properties officeooo:rsid="001abd74"/>
    </style:style>
    <style:style style:name="T10" style:family="text">
      <style:text-properties officeooo:rsid="001dad1e"/>
    </style:style>
    <style:style style:name="T11" style:family="text">
      <style:text-properties officeooo:rsid="001dda1a"/>
    </style:style>
    <style:style style:name="T12" style:family="text">
      <style:text-properties officeooo:rsid="001f7807"/>
    </style:style>
    <style:style style:name="T13" style:family="text">
      <style:text-properties officeooo:rsid="002062d0"/>
    </style:style>
    <style:style style:name="T14" style:family="text">
      <style:text-properties officeooo:rsid="0021cb01"/>
    </style:style>
    <style:style style:name="T15" style:family="text">
      <style:text-properties officeooo:rsid="002287a1"/>
    </style:style>
    <style:style style:name="T16" style:family="text">
      <style:text-properties officeooo:rsid="002302e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496a5" style:font-style-asian="italic" style:font-style-complex="italic"/>
    </style:style>
    <style:style style:name="T19" style:family="text">
      <style:text-properties fo:font-style="italic" officeooo:rsid="00261b2a" style:font-style-asian="italic" style:font-style-complex="italic"/>
    </style:style>
    <style:style style:name="T20" style:family="text">
      <style:text-properties fo:font-style="italic" officeooo:rsid="0027fcbe" style:font-style-asian="italic" style:font-style-complex="italic"/>
    </style:style>
    <style:style style:name="T21" style:family="text">
      <style:text-properties fo:font-style="italic" officeooo:rsid="0036ed8b" style:font-style-asian="italic" style:font-style-complex="italic"/>
    </style:style>
    <style:style style:name="T22" style:family="text">
      <style:text-properties fo:font-style="italic" officeooo:rsid="003b056b" style:font-style-asian="italic" style:font-style-complex="italic"/>
    </style:style>
    <style:style style:name="T23" style:family="text">
      <style:text-properties fo:font-style="italic" officeooo:rsid="003d9996" style:font-style-asian="italic" style:font-style-complex="italic"/>
    </style:style>
    <style:style style:name="T24" style:family="text">
      <style:text-properties fo:font-style="italic" officeooo:rsid="0043308d" style:font-style-asian="italic" style:font-style-complex="italic"/>
    </style:style>
    <style:style style:name="T25" style:family="text">
      <style:text-properties fo:font-style="italic" officeooo:rsid="009b5842" style:font-style-asian="italic" style:font-style-complex="italic"/>
    </style:style>
    <style:style style:name="T26" style:family="text">
      <style:text-properties fo:font-style="italic" officeooo:rsid="00a36176" style:font-style-asian="italic" style:font-style-complex="italic"/>
    </style:style>
    <style:style style:name="T27" style:family="text">
      <style:text-properties fo:font-style="italic" officeooo:rsid="00ca9f4d" style:font-style-asian="italic" style:font-style-complex="italic"/>
    </style:style>
    <style:style style:name="T28" style:family="text">
      <style:text-properties officeooo:rsid="002cc290"/>
    </style:style>
    <style:style style:name="T29" style:family="text">
      <style:text-properties officeooo:rsid="002d3123"/>
    </style:style>
    <style:style style:name="T30" style:family="text">
      <style:text-properties officeooo:rsid="002e991c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f151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0c50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317d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517c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50d8c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bb05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9ce95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c603ef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d11ccd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1a495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1b4f9a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fo:font-size="12pt" fo:letter-spacing="normal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545454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6a6a6a" style:font-name="Times New Roman1" fo:font-size="12pt" fo:letter-spacing="normal" fo:font-style="normal" fo:font-weight="bold" style:font-size-asian="12pt" style:font-weight-asian="normal" style:font-size-complex="12pt" style:font-weight-complex="normal"/>
    </style:style>
    <style:style style:name="T4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03517c2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35e986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3d9996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3e9602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4018a4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04084bc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0410a29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4171f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450d8c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466111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469905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46df86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46dfbb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48d9cd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4bbcdb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4e33b3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4f1f56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5fa92f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6087eb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610d2d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776156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8cd5de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8d25ce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552931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8d637d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96807f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968bf2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99cd4e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99def0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9e942a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a10d8a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a19d33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a36176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ab50ad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ae2370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afe593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b1746e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b2a54a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b4535c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officeooo:rsid="00b47ff1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b51efd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fo:font-weight="normal" officeooo:rsid="00c1eb64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fo:font-weight="normal" officeooo:rsid="00c3a303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fo:font-weight="normal" officeooo:rsid="00c49680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fo:font-weight="normal" officeooo:rsid="00c78570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officeooo:rsid="00d11ccd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0d61d5e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fo:font-weight="normal" officeooo:rsid="00db6a02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officeooo:rsid="00dc2f74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0dd12f2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0dea7b3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0df8f48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0e0bd49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0e24794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fo:font-weight="normal" officeooo:rsid="00e2f044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fo:font-weight="normal" officeooo:rsid="00e3a35f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0e507c9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0e648e7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normal" officeooo:rsid="00e72655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0e87d2e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e9be65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eb54ab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0ebcf20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0eccbeb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fo:font-weight="normal" officeooo:rsid="00eebfb9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fo:font-weight="normal" officeooo:rsid="00f03197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fo:font-weight="normal" officeooo:rsid="00f2b677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fo:font-weight="normal" officeooo:rsid="00f326af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fo:font-weight="normal" officeooo:rsid="00f3bcaf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fo:font-weight="normal" officeooo:rsid="00f91293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fo:font-weight="normal" officeooo:rsid="00fac220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fo:font-weight="normal" officeooo:rsid="00fb1d7a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fo:font-weight="normal" officeooo:rsid="00fc8c65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size="12pt" fo:font-style="normal" fo:font-weight="normal" officeooo:rsid="00fd6ddf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fo:font-weight="normal" officeooo:rsid="00fe3511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fo:font-weight="normal" officeooo:rsid="00fe6aa2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fo:font-weight="normal" officeooo:rsid="00ff5d15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fo:font-weight="normal" officeooo:rsid="00ff7d27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fo:font-weight="normal" officeooo:rsid="0106a371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fo:font-weight="normal" officeooo:rsid="01071d73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fo:font-weight="normal" officeooo:rsid="0107dda3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fo:font-weight="normal" officeooo:rsid="010918bf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fo:font-weight="normal" officeooo:rsid="010aa59a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fo:font-weight="normal" officeooo:rsid="010aaa30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fo:font-weight="normal" officeooo:rsid="010c2412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fo:font-weight="normal" officeooo:rsid="010e1144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fo:font-weight="normal" officeooo:rsid="010e2591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style="normal" fo:font-weight="normal" officeooo:rsid="011012b8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size="12pt" fo:font-style="normal" fo:font-weight="normal" officeooo:rsid="01127b6f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size="12pt" fo:font-style="normal" fo:font-weight="normal" officeooo:rsid="0113b5a2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size="12pt" fo:font-style="normal" fo:font-weight="normal" officeooo:rsid="01161b95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size="12pt" fo:font-style="normal" fo:font-weight="normal" officeooo:rsid="0117bc95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size="12pt" fo:font-style="normal" fo:font-weight="normal" officeooo:rsid="0119224a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size="12pt" fo:font-style="normal" fo:font-weight="normal" officeooo:rsid="01198564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size="12pt" fo:font-style="normal" fo:font-weight="normal" officeooo:rsid="01199573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size="12pt" fo:font-style="normal" fo:font-weight="normal" officeooo:rsid="011cf83b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size="12pt" fo:font-style="normal" fo:font-weight="normal" officeooo:rsid="011e24ee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size="12pt" fo:font-style="normal" fo:font-weight="normal" officeooo:rsid="011f1e95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size="12pt" fo:font-style="normal" fo:font-weight="normal" officeooo:rsid="01209382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size="12pt" fo:font-style="normal" fo:font-weight="normal" officeooo:rsid="01211501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size="12pt" fo:font-style="normal" fo:font-weight="normal" officeooo:rsid="0122658e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size="12pt" fo:font-style="normal" fo:font-weight="normal" officeooo:rsid="01236f67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size="12pt" fo:font-style="normal" fo:font-weight="normal" officeooo:rsid="0123a1c8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size="12pt" fo:font-style="normal" fo:font-weight="normal" officeooo:rsid="012614ba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size="12pt" fo:font-style="normal" fo:font-weight="normal" officeooo:rsid="012751ab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size="12pt" fo:font-style="normal" fo:font-weight="normal" officeooo:rsid="01276a6a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size="12pt" fo:font-style="normal" fo:font-weight="normal" officeooo:rsid="0127cce3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ize="12pt" fo:font-style="normal" fo:font-weight="normal" officeooo:rsid="0129aa66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size="12pt" fo:font-style="normal" fo:font-weight="normal" officeooo:rsid="012a870c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ize="12pt" fo:font-style="normal" fo:font-weight="normal" officeooo:rsid="012b9717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size="12pt" fo:font-style="normal" fo:font-weight="normal" officeooo:rsid="012ccc5b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size="12pt" fo:font-style="normal" fo:font-weight="normal" officeooo:rsid="012ebba6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fo:font-size="12pt" fo:font-style="normal" fo:font-weight="normal" officeooo:rsid="012fd86c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fo:font-size="12pt" fo:font-style="normal" fo:font-weight="normal" officeooo:rsid="013067f3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size="12pt" fo:font-style="normal" fo:font-weight="normal" officeooo:rsid="0131d73e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size="12pt" fo:font-style="normal" fo:font-weight="normal" officeooo:rsid="0133b74f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fo:font-size="12pt" fo:font-style="normal" fo:font-weight="normal" officeooo:rsid="01359da6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fo:font-size="12pt" fo:font-style="normal" fo:font-weight="normal" officeooo:rsid="0136c41c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size="12pt" fo:font-style="normal" fo:font-weight="normal" officeooo:rsid="013839af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fo:font-size="12pt" fo:font-style="normal" fo:font-weight="normal" officeooo:rsid="013e623e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fo:font-size="12pt" fo:font-style="normal" fo:font-weight="normal" officeooo:rsid="013f4216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fo:font-size="12pt" fo:font-style="normal" fo:font-weight="normal" officeooo:rsid="0140f4e3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fo:font-size="12pt" fo:font-style="normal" fo:font-weight="normal" officeooo:rsid="01436ccf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fo:font-size="12pt" fo:font-style="normal" fo:font-weight="normal" officeooo:rsid="0143a375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fo:font-size="12pt" fo:font-style="normal" fo:font-weight="normal" officeooo:rsid="01440995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fo:font-size="12pt" fo:font-style="normal" fo:font-weight="normal" officeooo:rsid="0145a289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fo:font-size="12pt" fo:font-style="normal" fo:font-weight="normal" officeooo:rsid="01470164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fo:font-size="12pt" fo:font-style="normal" fo:font-weight="normal" officeooo:rsid="014887f5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fo:font-size="12pt" fo:font-style="italic" fo:font-weight="normal" officeooo:rsid="003517c2" style:font-size-asian="12pt" style:font-style-asian="italic" style:font-weight-asian="normal" style:font-size-complex="12pt" style:font-style-complex="italic" style:font-weight-complex="normal"/>
    </style:style>
    <style:style style:name="T177" style:family="text">
      <style:text-properties fo:font-size="12pt" fo:font-style="italic" fo:font-weight="normal" officeooo:rsid="0036ed8b" style:font-size-asian="12pt" style:font-style-asian="italic" style:font-weight-asian="normal" style:font-size-complex="12pt" style:font-style-complex="italic" style:font-weight-complex="normal"/>
    </style:style>
    <style:style style:name="T178" style:family="text">
      <style:text-properties fo:font-size="12pt" fo:font-style="italic" fo:font-weight="normal" officeooo:rsid="00377c1d" style:font-size-asian="12pt" style:font-style-asian="italic" style:font-weight-asian="normal" style:font-size-complex="12pt" style:font-style-complex="italic" style:font-weight-complex="normal"/>
    </style:style>
    <style:style style:name="T179" style:family="text">
      <style:text-properties fo:font-size="12pt" fo:font-style="italic" fo:font-weight="normal" officeooo:rsid="00c08625" style:font-size-asian="12pt" style:font-style-asian="italic" style:font-weight-asian="normal" style:font-size-complex="12pt" style:font-style-complex="italic" style:font-weight-complex="normal"/>
    </style:style>
    <style:style style:name="T180" style:family="text">
      <style:text-properties fo:font-size="12pt" fo:font-weight="normal" style:font-size-asian="12pt" style:font-weight-asian="normal" style:font-size-complex="12pt" style:font-weight-complex="normal"/>
    </style:style>
    <style:style style:name="T181" style:family="text">
      <style:text-properties fo:font-size="12pt" fo:font-weight="normal" officeooo:rsid="00377c1d" style:font-size-asian="12pt" style:font-weight-asian="normal" style:font-size-complex="12pt" style:font-weight-complex="normal"/>
    </style:style>
    <style:style style:name="T182" style:family="text">
      <style:text-properties fo:font-size="12pt" fo:font-weight="normal" officeooo:rsid="003ab52c" style:font-size-asian="12pt" style:font-weight-asian="normal" style:font-size-complex="12pt" style:font-weight-complex="normal"/>
    </style:style>
    <style:style style:name="T183" style:family="text">
      <style:text-properties fo:font-size="12pt" fo:font-weight="normal" officeooo:rsid="003c5999" style:font-size-asian="12pt" style:font-weight-asian="normal" style:font-size-complex="12pt" style:font-weight-complex="normal"/>
    </style:style>
    <style:style style:name="T184" style:family="text">
      <style:text-properties fo:font-size="12pt" fo:font-weight="normal" officeooo:rsid="00450d8c" style:font-size-asian="12pt" style:font-weight-asian="normal" style:font-size-complex="12pt" style:font-weight-complex="normal"/>
    </style:style>
    <style:style style:name="T185" style:family="text">
      <style:text-properties fo:font-size="12pt" fo:font-weight="normal" officeooo:rsid="004cdd3c" style:font-size-asian="12pt" style:font-weight-asian="normal" style:font-size-complex="12pt" style:font-weight-complex="normal"/>
    </style:style>
    <style:style style:name="T186" style:family="text">
      <style:text-properties fo:font-size="12pt" fo:font-weight="normal" officeooo:rsid="00551ce5" style:font-size-asian="12pt" style:font-weight-asian="normal" style:font-size-complex="12pt" style:font-weight-complex="normal"/>
    </style:style>
    <style:style style:name="T187" style:family="text">
      <style:text-properties fo:font-size="12pt" fo:font-weight="normal" officeooo:rsid="0064186b" style:font-size-asian="12pt" style:font-weight-asian="normal" style:font-size-complex="12pt" style:font-weight-complex="normal"/>
    </style:style>
    <style:style style:name="T188" style:family="text">
      <style:text-properties fo:font-size="12pt" fo:font-weight="normal" officeooo:rsid="0064e7ad" style:font-size-asian="12pt" style:font-weight-asian="normal" style:font-size-complex="12pt" style:font-weight-complex="normal"/>
    </style:style>
    <style:style style:name="T189" style:family="text">
      <style:text-properties fo:font-size="12pt" fo:font-weight="normal" officeooo:rsid="0066b287" style:font-size-asian="12pt" style:font-weight-asian="normal" style:font-size-complex="12pt" style:font-weight-complex="normal"/>
    </style:style>
    <style:style style:name="T190" style:family="text">
      <style:text-properties fo:font-size="12pt" fo:font-weight="normal" officeooo:rsid="0066fb1c" style:font-size-asian="12pt" style:font-weight-asian="normal" style:font-size-complex="12pt" style:font-weight-complex="normal"/>
    </style:style>
    <style:style style:name="T191" style:family="text">
      <style:text-properties fo:font-size="12pt" fo:font-weight="normal" officeooo:rsid="0068f175" style:font-size-asian="12pt" style:font-weight-asian="normal" style:font-size-complex="12pt" style:font-weight-complex="normal"/>
    </style:style>
    <style:style style:name="T192" style:family="text">
      <style:text-properties fo:font-size="12pt" fo:font-weight="normal" officeooo:rsid="006a96f5" style:font-size-asian="12pt" style:font-weight-asian="normal" style:font-size-complex="12pt" style:font-weight-complex="normal"/>
    </style:style>
    <style:style style:name="T193" style:family="text">
      <style:text-properties fo:font-size="12pt" fo:font-weight="normal" officeooo:rsid="006c4d32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06dd682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070156a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0727e6a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0743c80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075c545" style:font-size-asian="12pt" style:font-weight-asian="normal" style:font-size-complex="12pt" style:font-weight-complex="normal"/>
    </style:style>
    <style:style style:name="T199" style:family="text">
      <style:text-properties fo:font-size="12pt" fo:font-weight="normal" officeooo:rsid="00776156" style:font-size-asian="12pt" style:font-weight-asian="normal" style:font-size-complex="12pt" style:font-weight-complex="normal"/>
    </style:style>
    <style:style style:name="T200" style:family="text">
      <style:text-properties fo:font-size="12pt" fo:font-weight="normal" officeooo:rsid="0078dd2e" style:font-size-asian="12pt" style:font-weight-asian="normal" style:font-size-complex="12pt" style:font-weight-complex="normal"/>
    </style:style>
    <style:style style:name="T201" style:family="text">
      <style:text-properties fo:font-size="12pt" fo:font-weight="normal" officeooo:rsid="007a9a56" style:font-size-asian="12pt" style:font-weight-asian="normal" style:font-size-complex="12pt" style:font-weight-complex="normal"/>
    </style:style>
    <style:style style:name="T202" style:family="text">
      <style:text-properties fo:font-size="12pt" fo:font-weight="normal" officeooo:rsid="007c1683" style:font-size-asian="12pt" style:font-weight-asian="normal" style:font-size-complex="12pt" style:font-weight-complex="normal"/>
    </style:style>
    <style:style style:name="T203" style:family="text">
      <style:text-properties fo:font-size="12pt" fo:font-weight="normal" officeooo:rsid="007e0e51" style:font-size-asian="12pt" style:font-weight-asian="normal" style:font-size-complex="12pt" style:font-weight-complex="normal"/>
    </style:style>
    <style:style style:name="T204" style:family="text">
      <style:text-properties fo:font-size="12pt" fo:font-weight="normal" officeooo:rsid="007fa389" style:font-size-asian="12pt" style:font-weight-asian="normal" style:font-size-complex="12pt" style:font-weight-complex="normal"/>
    </style:style>
    <style:style style:name="T205" style:family="text">
      <style:text-properties fo:font-size="12pt" fo:font-weight="normal" officeooo:rsid="008058ab" style:font-size-asian="12pt" style:font-weight-asian="normal" style:font-size-complex="12pt" style:font-weight-complex="normal"/>
    </style:style>
    <style:style style:name="T206" style:family="text">
      <style:text-properties fo:font-size="12pt" fo:font-weight="normal" officeooo:rsid="0080cd3d" style:font-size-asian="12pt" style:font-weight-asian="normal" style:font-size-complex="12pt" style:font-weight-complex="normal"/>
    </style:style>
    <style:style style:name="T207" style:family="text">
      <style:text-properties fo:font-size="12pt" fo:font-weight="normal" officeooo:rsid="008354e5" style:font-size-asian="12pt" style:font-weight-asian="normal" style:font-size-complex="12pt" style:font-weight-complex="normal"/>
    </style:style>
    <style:style style:name="T208" style:family="text">
      <style:text-properties fo:font-size="12pt" fo:font-weight="normal" officeooo:rsid="00854131" style:font-size-asian="12pt" style:font-weight-asian="normal" style:font-size-complex="12pt" style:font-weight-complex="normal"/>
    </style:style>
    <style:style style:name="T209" style:family="text">
      <style:text-properties fo:font-size="12pt" fo:font-weight="normal" officeooo:rsid="0086adae" style:font-size-asian="12pt" style:font-weight-asian="normal" style:font-size-complex="12pt" style:font-weight-complex="normal"/>
    </style:style>
    <style:style style:name="T210" style:family="text">
      <style:text-properties fo:font-size="12pt" fo:font-weight="normal" officeooo:rsid="0087c80d" style:font-size-asian="12pt" style:font-weight-asian="normal" style:font-size-complex="12pt" style:font-weight-complex="normal"/>
    </style:style>
    <style:style style:name="T211" style:family="text">
      <style:text-properties fo:font-size="12pt" fo:font-weight="normal" officeooo:rsid="0089a41b" style:font-size-asian="12pt" style:font-weight-asian="normal" style:font-size-complex="12pt" style:font-weight-complex="normal"/>
    </style:style>
    <style:style style:name="T212" style:family="text">
      <style:text-properties fo:font-size="12pt" fo:font-weight="normal" officeooo:rsid="008a3407" style:font-size-asian="12pt" style:font-weight-asian="normal" style:font-size-complex="12pt" style:font-weight-complex="normal"/>
    </style:style>
    <style:style style:name="T213" style:family="text">
      <style:text-properties fo:font-size="12pt" fo:font-weight="normal" officeooo:rsid="008a3499" style:font-size-asian="12pt" style:font-weight-asian="normal" style:font-size-complex="12pt" style:font-weight-complex="normal"/>
    </style:style>
    <style:style style:name="T214" style:family="text">
      <style:text-properties fo:font-size="12pt" fo:font-weight="normal" officeooo:rsid="008ae94d" style:font-size-asian="12pt" style:font-weight-asian="normal" style:font-size-complex="12pt" style:font-weight-complex="normal"/>
    </style:style>
    <style:style style:name="T215" style:family="text">
      <style:text-properties fo:font-size="12pt" fo:font-weight="normal" officeooo:rsid="008cd5de" style:font-size-asian="12pt" style:font-weight-asian="normal" style:font-size-complex="12pt" style:font-weight-complex="normal"/>
    </style:style>
    <style:style style:name="T216" style:family="text">
      <style:text-properties fo:font-size="12pt" fo:font-weight="normal" officeooo:rsid="008d25ce" style:font-size-asian="12pt" style:font-weight-asian="normal" style:font-size-complex="12pt" style:font-weight-complex="normal"/>
    </style:style>
    <style:style style:name="T217" style:family="text">
      <style:text-properties fo:font-size="12pt" fo:font-weight="normal" officeooo:rsid="008d637d" style:font-size-asian="12pt" style:font-weight-asian="normal" style:font-size-complex="12pt" style:font-weight-complex="normal"/>
    </style:style>
    <style:style style:name="T218" style:family="text">
      <style:text-properties fo:font-size="12pt" fo:font-weight="normal" officeooo:rsid="00911214" style:font-size-asian="12pt" style:font-weight-asian="normal" style:font-size-complex="12pt" style:font-weight-complex="normal"/>
    </style:style>
    <style:style style:name="T219" style:family="text">
      <style:text-properties fo:font-size="12pt" fo:font-weight="normal" officeooo:rsid="0099def0" style:font-size-asian="12pt" style:font-weight-asian="normal" style:font-size-complex="12pt" style:font-weight-complex="normal"/>
    </style:style>
    <style:style style:name="T220" style:family="text">
      <style:text-properties fo:font-size="12pt" fo:font-weight="normal" officeooo:rsid="009a3d83" style:font-size-asian="12pt" style:font-weight-asian="normal" style:font-size-complex="12pt" style:font-weight-complex="normal"/>
    </style:style>
    <style:style style:name="T221" style:family="text">
      <style:text-properties fo:font-size="12pt" fo:font-weight="normal" officeooo:rsid="009e942a" style:font-size-asian="12pt" style:font-weight-asian="normal" style:font-size-complex="12pt" style:font-weight-complex="normal"/>
    </style:style>
    <style:style style:name="T222" style:family="text">
      <style:text-properties fo:font-size="12pt" fo:font-weight="normal" officeooo:rsid="00a05484" style:font-size-asian="12pt" style:font-weight-asian="normal" style:font-size-complex="12pt" style:font-weight-complex="normal"/>
    </style:style>
    <style:style style:name="T223" style:family="text">
      <style:text-properties fo:font-size="12pt" fo:font-weight="normal" officeooo:rsid="00a10d8a" style:font-size-asian="12pt" style:font-weight-asian="normal" style:font-size-complex="12pt" style:font-weight-complex="normal"/>
    </style:style>
    <style:style style:name="T224" style:family="text">
      <style:text-properties fo:font-size="12pt" fo:font-weight="normal" officeooo:rsid="00a2e009" style:font-size-asian="12pt" style:font-weight-asian="normal" style:font-size-complex="12pt" style:font-weight-complex="normal"/>
    </style:style>
    <style:style style:name="T225" style:family="text">
      <style:text-properties fo:font-size="12pt" fo:font-weight="normal" officeooo:rsid="00a3f720" style:font-size-asian="12pt" style:font-weight-asian="normal" style:font-size-complex="12pt" style:font-weight-complex="normal"/>
    </style:style>
    <style:style style:name="T226" style:family="text">
      <style:text-properties fo:font-size="12pt" fo:font-weight="normal" officeooo:rsid="00a5f264" style:font-size-asian="12pt" style:font-weight-asian="normal" style:font-size-complex="12pt" style:font-weight-complex="normal"/>
    </style:style>
    <style:style style:name="T227" style:family="text">
      <style:text-properties fo:font-size="12pt" fo:font-weight="normal" officeooo:rsid="00a7d463" style:font-size-asian="12pt" style:font-weight-asian="normal" style:font-size-complex="12pt" style:font-weight-complex="normal"/>
    </style:style>
    <style:style style:name="T228" style:family="text">
      <style:text-properties fo:font-size="12pt" fo:font-weight="normal" officeooo:rsid="00a9636b" style:font-size-asian="12pt" style:font-weight-asian="normal" style:font-size-complex="12pt" style:font-weight-complex="normal"/>
    </style:style>
    <style:style style:name="T229" style:family="text">
      <style:text-properties fo:font-size="12pt" fo:font-weight="normal" officeooo:rsid="00b683e7" style:font-size-asian="12pt" style:font-weight-asian="normal" style:font-size-complex="12pt" style:font-weight-complex="normal"/>
    </style:style>
    <style:style style:name="T230" style:family="text">
      <style:text-properties fo:font-size="12pt" fo:font-weight="normal" officeooo:rsid="00c08625" style:font-size-asian="12pt" style:font-weight-asian="normal" style:font-size-complex="12pt" style:font-weight-complex="normal"/>
    </style:style>
    <style:style style:name="T231" style:family="text">
      <style:text-properties fo:font-size="12pt" fo:font-weight="normal" officeooo:rsid="00c0fae0" style:font-size-asian="12pt" style:font-weight-asian="normal" style:font-size-complex="12pt" style:font-weight-complex="normal"/>
    </style:style>
    <style:style style:name="T232" style:family="text">
      <style:text-properties fo:font-size="12pt" fo:font-weight="normal" officeooo:rsid="00c58b9f" style:font-size-asian="12pt" style:font-weight-asian="normal" style:font-size-complex="12pt" style:font-weight-complex="normal"/>
    </style:style>
    <style:style style:name="T233" style:family="text">
      <style:text-properties fo:font-size="12pt" fo:font-weight="normal" officeooo:rsid="00cc57f3" style:font-size-asian="12pt" style:font-weight-asian="normal" style:font-size-complex="12pt" style:font-weight-complex="normal"/>
    </style:style>
    <style:style style:name="T234" style:family="text">
      <style:text-properties fo:font-size="12pt" fo:font-weight="normal" officeooo:rsid="00cdcee3" style:font-size-asian="12pt" style:font-weight-asian="normal" style:font-size-complex="12pt" style:font-weight-complex="normal"/>
    </style:style>
    <style:style style:name="T235" style:family="text">
      <style:text-properties fo:font-size="12pt" fo:font-weight="normal" officeooo:rsid="00da2b3a" style:font-size-asian="12pt" style:font-weight-asian="normal" style:font-size-complex="12pt" style:font-weight-complex="normal"/>
    </style:style>
    <style:style style:name="T236" style:family="text">
      <style:text-properties fo:font-size="12pt" fo:font-weight="normal" officeooo:rsid="00f539be" style:font-size-asian="12pt" style:font-weight-asian="normal" style:font-size-complex="12pt" style:font-weight-complex="normal"/>
    </style:style>
    <style:style style:name="T237" style:family="text">
      <style:text-properties fo:font-size="12pt" fo:font-weight="normal" officeooo:rsid="00f5641b" style:font-size-asian="12pt" style:font-weight-asian="normal" style:font-size-complex="12pt" style:font-weight-complex="normal"/>
    </style:style>
    <style:style style:name="T238" style:family="text">
      <style:text-properties fo:font-size="12pt" fo:font-weight="normal" officeooo:rsid="0104ce1f" style:font-size-asian="12pt" style:font-weight-asian="normal" style:font-size-complex="12pt" style:font-weight-complex="normal"/>
    </style:style>
    <style:style style:name="T239" style:family="text">
      <style:text-properties fo:font-size="12pt" fo:font-weight="normal" officeooo:rsid="0122658e" style:font-size-asian="12pt" style:font-weight-asian="normal" style:font-size-complex="12pt" style:font-weight-complex="normal"/>
    </style:style>
    <style:style style:name="T240" style:family="text">
      <style:text-properties officeooo:rsid="0036ed8b"/>
    </style:style>
    <style:style style:name="T241" style:family="text">
      <style:text-properties officeooo:rsid="0043308d"/>
    </style:style>
    <style:style style:name="T242" style:family="text">
      <style:text-properties officeooo:rsid="008229d0"/>
    </style:style>
    <style:style style:name="T243" style:family="text">
      <style:text-properties officeooo:rsid="008ec50e"/>
    </style:style>
    <style:style style:name="T244" style:family="text">
      <style:text-properties officeooo:rsid="0095ff39"/>
    </style:style>
    <style:style style:name="T245" style:family="text">
      <style:text-properties officeooo:rsid="0099cd4e"/>
    </style:style>
    <style:style style:name="T246" style:family="text">
      <style:text-properties officeooo:rsid="0099def0"/>
    </style:style>
    <style:style style:name="T247" style:family="text">
      <style:text-properties officeooo:rsid="009b5842"/>
    </style:style>
    <style:style style:name="T248" style:family="text">
      <style:text-properties officeooo:rsid="00b88804"/>
    </style:style>
    <style:style style:name="T249" style:family="text">
      <style:text-properties officeooo:rsid="00bb68a3"/>
    </style:style>
    <style:style style:name="T250" style:family="text">
      <style:text-properties officeooo:rsid="00bd4910"/>
    </style:style>
    <style:style style:name="T251" style:family="text">
      <style:text-properties officeooo:rsid="00bf99ae"/>
    </style:style>
    <style:style style:name="T252" style:family="text">
      <style:text-properties officeooo:rsid="00c8b912"/>
    </style:style>
    <style:style style:name="T253" style:family="text">
      <style:text-properties officeooo:rsid="00ca1705"/>
    </style:style>
    <style:style style:name="T254" style:family="text">
      <style:text-properties officeooo:rsid="00d2323d"/>
    </style:style>
    <style:style style:name="T255" style:family="text">
      <style:text-properties officeooo:rsid="00d9dc5b"/>
    </style:style>
    <style:style style:name="T256" style:family="text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officeooo:rsid="011012b8"/>
    </style:style>
    <style:style style:name="T258" style:family="text">
      <style:text-properties officeooo:rsid="01115b2b"/>
    </style:style>
    <style:style style:name="T259" style:family="text">
      <style:text-properties officeooo:rsid="013a31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244"><text:tab/>Zbliża się</text:span> chwila, na którą z reszt<text:span text:style-name="T2">ą</text:span> załogi czekamy od niemal pięciu miesięcy </text:p>
      <text:p text:style-name="P4">- <text:span text:style-name="T28">p</text:span>omyślał Mark, wpatrując się przez iluminator w hipnotyczną, r<text:span text:style-name="T254">dzawą </text:span>tarczę planety, częściowo spowitej mrokiem.</text:p>
      <text:p text:style-name="P4"><text:tab/>Statek znajdował się na niskiej orbicie, <text:span text:style-name="T242">a on </text:span>wyraźnie dostrzegał <text:s/><text:span text:style-name="T242">otoczony chmurami </text:span>Olympus Mons (olbrzymi, wygasły wulkan), <text:span text:style-name="T242">będący</text:span> celem lądowania i całej wyprawy.</text:p>
      <text:p text:style-name="P4">- <text:span text:style-name="T244">N</text:span>ie mogę uwierzyć, że <text:span text:style-name="T244">za kilka godzin znajdę się na Marsie</text:span> - wymamrotał do siebie.</text:p>
      <text:p text:style-name="P4"><text:tab/>Mimo, iż obecna misja była już szóstą ekspedycją załogową na tę planetę, dwie z nich zakończyły się katastrofami, przez co Mars nadal wywoływał wielkie emocje w społeczeństwie, politykach i astronautach.</text:p>
      <text:p text:style-name="P4"><text:tab/>Błędy konstrukcyjne przy budowie rakiety użytej w pierwszej misji oraz nieodpowiednie zabezpieczenia habitatów przed promieniowaniem <text:span text:style-name="T255">słonecznym</text:span>, także w czasie trwania misji drugiej, doprowadziły do śmierci załóg przez co NASA poważnie rozważała zamrożenie programu „<text:span text:style-name="T242">Mars Terraforming Project”</text:span> na co najmniej 5 lat. Jednak wyprawa nr 4 była już mocno zaawansowana w czasie i dużo lepiej pomyślana, finalnie udało się ją zrealizować bez większych problemów. <text:span text:style-name="T243">Media odtrąbiły ogromny sukces, politycy grzali się w jego cieple. </text:span>Trzeba tu <text:span text:style-name="T243">jednak</text:span> dodać, że duży wpływ na końcow<text:span text:style-name="T243">e powodzenie</text:span> miał fakt, że NASA przy realizacji tego projektu udało się wreszcie porozumieć z prywatą firmą Sprace<text:span text:style-name="T259">y</text:span>, która była już wtedy w posiadaniu kilku rozwiązań technicznych znacz<text:span text:style-name="T10">ąco</text:span> podnoszących sprawność silników.</text:p>
      <text:p text:style-name="P5"><text:tab/>Podniecenie pomieszane z niepokojem wciąż nie pozwalały mu zasnąć; przetarł dłońmi zmęczoną twarz i rozciągnął się na materacu umieszczonym we wnęce u <text:span text:style-name="T2">ś</text:span>ciany tej niewielkiej kajuty, która dawała mu namiastkę prywatności przez minione miesiące. </text:p>
      <text:p text:style-name="P5"><text:tab/>Ostatnimi myślami nim zm<text:span text:style-name="T2">óg</text:span>ł go sen sięgnął do kobiety, którą wciąż miał w sercu. W rzeczywistości jego serce było dość pojemne i w zależności od dnia, czy nastroju mogła mu przyjść do głowy jedna z trzech, czy czterech dziewczyn, które darzył sentymentem. Był trudnym, bardzo wymagającym mężczyzną. I mimo, że kobiety lubiły jego towarzyst<text:span text:style-name="T2">w</text:span>o, przy bliższej relacji mocno tracił i szybko kończył porzucony, a jedyne towarzystwo jakie wtedy akc<text:span text:style-name="T2">e</text:span>ptował, to nieodłączne poczucie winy i straconej szansy. Porzucały go jedynie te dziewczyny, na których mu zależało, tylko im pokazywał kim <text:span text:style-name="T257">naprawdę</text:span> jest i na efekt zwykle nie trzeba było długo czekać. Czasami dochodził do wniosku, że mógłby je przy sobie zatrzymać okazując obojętnoś<text:span text:style-name="T10">ć</text:span>, niestety w bliskich relacjach nie panował nad swoimi emocjami.</text:p>
      <text:p text:style-name="P4"><text:tab/>Nie ma co ukrywać, że jego nieudane związki mocno przyczyniły się do tego, że mając 32 lata znalazł się właśnie w tym miejscu w towarzystwie trzech podobnych mu ludzi.</text:p>
      <text:p text:style-name="P4">Z obecnej załogi tylko <text:span text:style-name="T29">Tom </text:span>Clark, <text:span text:style-name="T252">będący</text:span> lekarzem i oficjalnym liderem zespołu był w związku małżeńskim - żona i dwóch synów wyczekiwało jego powrotu w Los Angeles.</text:p>
      <text:p text:style-name="P4">Jednak z tego co sam o sobie mówił, bez długich rozłąk jego małżeństwu brakowałoby późniejszych impulsów intensywności; miał za sobą prawie 3 lata przebywania w przestrzeni kosmicznej na pomniejszych misjach, nim zakwalifikował się do obecnej wyprawy i ostatecznie został jej dowódcą, <text:span text:style-name="T7">a jednocześnie najstarszym uczestnikiem</text:span>. </text:p>
      <text:p text:style-name="P4"><text:tab/><text:span text:style-name="T29">Tom</text:span> już w czasie miesięcy szkoleń był wysoko ceniony tak przez instruktorów, jak przez kolegów. Szczególne uznanie budziła jego odporność na stres i zdolności interpersonalne. </text:p>
      <text:p text:style-name="P4">Miał pozytywny wpływ na grupę oraz naturalną zdolność rozładowywania napięć, które zdarzały się między rekrutami. Sam nigdy nie był stroną konfliktu, </text:p>
      <text:p text:style-name="P4">a powód tego zdawał się tkwić w tym, że nikt nie traktował go jako rywala i nie czuł potrzeby konkurowania z nim. Bez wątpienia był wyjątkowo inteligentny, lecz pod wzg<text:span text:style-name="T10">l</text:span>ędem biegłości w poszczególnych dziedzinach i sprawności fizycznej był na tle pozostałych uczestników szkolenia przeciętniakiem.</text:p>
      <text:p text:style-name="P4"><text:tab/>Mark ocknął się nagle. Miał wrażenie, że usłyszał jakiś nieo<text:span text:style-name="T241">k</text:span>reślony, stłumiony dźwięk. Otworzył ciężkie powieki; sufit pokryty farbą elektroluminescencyjną już pojaśniał imitując wschód słońca i zwiastując rozpoczęcie kolejnego dnia służby. Rozwiązanie z automatycznym oświetleniem pomagało <text:span text:style-name="T1">zachować</text:span> naturalny, <text:span text:style-name="T1">dobowy</text:span> rytm aktywności <text:span text:style-name="T253">personelu</text:span>, a także <text:soft-page-break/>utrzymywało ich w lepszej formie psychofizycznej, <text:span text:style-name="T1">co zostało już potwierdzone długotrwałymi badaniami jeszcze na ziemi. </text:span></text:p>
      <text:p text:style-name="P6"><text:tab/>Ponownie zamknął oczy, a jedyne co docierało do jego uszu, to miarowe, monotonne brzęczenie urządzeń podtrzymujących <text:s/>funkcje pokładowe. Dźwięki zlewały się w jednolity szum, będący <text:span text:style-name="T248">aktualnie</text:span> integralną częścią jego <text:span text:style-name="T2">życia.</text:span></text:p>
      <text:p text:style-name="P7">- Burt, Mark, przyjdźcie natychmiast do kantyny – <text:span text:style-name="T249">r</text:span>ozległ<text:span text:style-name="T249">o</text:span> się z interkomu <text:span text:style-name="T249">wezwanie</text:span> <text:span text:style-name="T10">mechanika</text:span> Franka.</text:p>
      <text:p text:style-name="P7"><text:tab/>Było coś niepokojącego w jego <text:span text:style-name="T249">głosie</text:span>. </text:p>
      <text:p text:style-name="P7">- Coś jest nie tak – przeszło przez myśl Markowi, <text:span text:style-name="T3">gdy stawał boso na podłodze</text:span>. - Musiała przyjść <text:span text:style-name="T3"><text:s/></text:span>wiadomość z agencji <text:span text:style-name="T3">i lądowanie zostanie opóźnione.</text:span></text:p>
      <text:p text:style-name="P8"><text:tab/>Wskoczył w spodnie, wsunął trampki na stopy, przyciskiem uruchomił rozsuwane drzwi </text:p>
      <text:p text:style-name="P8">i schyliwszy się, bez ociągania ruszył <text:span text:style-name="T4">klaustrofobicznym korytarzem ku kolejnym drzwiom prowadzącym wprost do garażu. Minął łazik i dwa quady zabezpieczone linami. Teraz pozostało się jeszcze przecisnąć przez wąską śluzę łączącą moduł lądownika nr 1, gdzie był zakwaterowany wraz z Frankiem i znajdował się już na pokładzie głównym. </text:span></text:p>
      <text:p text:style-name="P9"><text:tab/><text:span text:style-name="T5">Ledwo zjawił się w ładowni pokładu głównego, przez śluzę lądownika nr 2 wychyliła się postać Burta.</text:span></text:p>
      <text:p text:style-name="P10">- Co jest grane? – rzucił Burt.</text:p>
      <text:p text:style-name="P10">- Sam chciałbym wiedzieć – odpowiedział Mark i spojrzał, czy za plecami Burta nie pojawi się postać <text:span text:style-name="T29">Tom’a</text:span>.</text:p>
      <text:p text:style-name="P10">- M<text:span text:style-name="T6">usi być </text:span>z Frankiem, <text:span text:style-name="T6">inaczej też by go wołał </text:span>- Burt <text:span text:style-name="T8">wyprzedził pytanie Marka.</text:span></text:p>
      <text:p text:style-name="P10"><text:tab/><text:span text:style-name="T250">Wspólnie przemierzyli labirynt skrzyń zalegających aż po suwnicę sufitową.</text:span></text:p>
      <text:p text:style-name="P10"/>
      <text:p text:style-name="P11"><text:tab/><text:span text:style-name="T7">Kantyna była dość obszerna. Pełniła jednocześnie rolę sali narad i stołówki. Było tu trochę specjalnie dostosowanego sprzętu agd, ale też kilka komputerów i płaski ekran, który zajmował całą ścianę – a może po prostu był ścianą. Po szafkach były poupychane produkty spożywcze i kilka naczyń – większość pokarmów spożywano wprost z pierwotnych opakowań. Przy owalnym stole stały cztery krzesła, na jednym z nich siedział przygarbiony mężczyzna. </text:span></text:p>
      <text:p text:style-name="P11"><text:span text:style-name="T7"><text:tab/>Wchodzący do pomieszczenia Burt i Mark natychmiast spostrzegli, że spod owocowej mrożonki przyciskanej przez Franka do lewego policzka cieknie krew, która następnie kapie na stół i lśniącą posadzkę.</text:span></text:p>
      <text:p text:style-name="P12">- Co się stało – wystrzelił emocjonalnie Burt i w dwóch susach znalazł się przy Franku <text:span text:style-name="T9">oglądając pociągłe skaleczenie na twarzy, które zdążyło już lekko spuchnąć.</text:span></text:p>
      <text:p text:style-name="P13">- Rzucił się na mnie! - krzyknął Frank i zasyczał z bólu.</text:p>
      <text:p text:style-name="P14">- <text:span text:style-name="T29">Tom</text:span>? - zapytali jednocześnie, zdezorientowani Mark i Burt. - Jak do tego doszło, gdzie <text:span text:style-name="T11">on </text:span>jest? - dodał rozgorączkowany Burt chwytając się nerwowo za głowę. <text:span text:style-name="T251">Frank nic nie powiedział, tylko wskazał ręką kierunek.</text:span></text:p>
      <text:p text:style-name="P15"><text:tab/>Rana nie wyglądała poważnie, ale samo zajście wydawało się być tak niedorzeczne, że wszyscy trzej sprawiali wrażenie skołowanych. <text:span text:style-name="T11">Wreszcie Mark pierwszy oprzytomniał i skierował się ku ambulatorium po apteczkę i gdzie spodziewał się znaleźć Toma. Zauważył, że najwyraźniej </text:span></text:p>
      <text:p text:style-name="P15"><text:span text:style-name="T11">z tego samego kierunku przyszedł Frank, gdyż podłogę znaczyły ślady krwi. </text:span></text:p>
      <text:p text:style-name="P16"><text:tab/><text:span text:style-name="T245">Rozsuwane drzwi izby były związane stetoskopem, co tylko powiększyło uczucie szoku jaki od dłuższej chwili nie opuszczał Marka. </text:span></text:p>
      <text:p text:style-name="P16"><text:span text:style-name="T12">- Co tu się do cholery dzieje?! – wyartykułował z wzbierającą w nim frustracją.</text:span></text:p>
      <text:p text:style-name="P16"><text:span text:style-name="T12"><text:tab/>Spojrzał przez szybę do wnętrza i osłupiał. Zimny dreszcz przeszył jego ciało od góry do dołu i z powrotem. Tom Clark stał tuż za drzwiami i patrzył w jego kierunku nieobecnym wzrokiem, wyglądał obco, nie zareagował w żaden sposób. Nim Mark podjął jakieś kroki, doszli dwaj pozostali astronauci z kantyny.</text:span></text:p>
      <text:p text:style-name="P16"><text:span text:style-name="T12">- Jest w środku – wskazał Mark na drzwi.</text:span></text:p>
      <text:p text:style-name="P17">- Tak. <text:span text:style-name="T13">On mówi, że Clark postradał zmysły – Burt klepnął w ramię Franka.</text:span></text:p>
      <text:p text:style-name="P18"><text:soft-page-break/>- Zaatakował mnie, sami zobaczcie w jakim jest stanie – zareplikował Frank z grymasem bólu na twarzy i podszedł do drzwi, <text:span text:style-name="T247">aby osobiście</text:span> się upewnić, że to wszystko nie jest jedynie grą jego wyobraźni.</text:p>
      <text:p text:style-name="P18"><text:tab/><text:span text:style-name="T258">Tak</text:span>, ich dowódca sprawiał wrażenie, jakby duchem był <text:span text:style-name="T14">w</text:span> <text:span text:style-name="T14">najlepszym razie </text:span>na Ziemi. <text:span text:style-name="T14">Zdecydowanie nie był obecny na orbicie Marsa, gdzie przebywało jego ciało wpatrujące się tępym spojrzeniem w nicość. Ciszę jaka zapadła w trakcie, gdy wszyscy trzej przyglądali się bezsilnie temu zjawisku przerwał Burt.</text:span></text:p>
      <text:p text:style-name="P19">- <text:span text:style-name="T30">Tom</text:span>! Co jest, chłopie? - <text:span text:style-name="T30">Tom Clark</text:span> był ostatnią osobą, po której można by się spodziewać takiego zachowania. Burt nie odpuszczał – Słysz<text:span text:style-name="T30">ysz</text:span> mnie? Clark, nie wygłupiaj się – zaczął rozplątywać <text:span text:style-name="T15">stetoskop, by dostać się do środka.</text:span></text:p>
      <text:p text:style-name="P20">- Przestań – powstrzymał go Mark.</text:p>
      <text:p text:style-name="P21">- On ma rację – przytaknął Markowi Frank i odciągnął Burta <text:span text:style-name="T246">na bok</text:span>. - Musimy się skontaktować</text:p>
      <text:p text:style-name="P21">z dowództwem, opisać co się stało i prosić o wskazówki. Nie pogarszajmy sytuacji.</text:p>
      <text:p text:style-name="P21"><text:tab/>Clark pozostał tak, jak stał. Reszta załogi udała się do kantyny, gdzie Frank spisał relację </text:p>
      <text:p text:style-name="P21">z feralnych wydarzeń i bezzwłocznie j<text:span text:style-name="T16">ą</text:span> nadał. <text:span text:style-name="T16">W oczekiwaniu na odpowiedź Burt co kilka minut sprawdzał sytuację w ambulatorium, ale nic nie wskazywało na poprawę stanu Clarka. </text:span></text:p>
      <text:p text:style-name="P22"><text:tab/><text:span text:style-name="T16">Po około trzydziestu minutach od przesłania raportu otrzymali potwierdzenie, że ich wiadomość dotarła. Była to stała procedura na wypadek problemów z komunikacją, pozwalała uniknąć nieporozumień i straty cennego czasu.</text:span></text:p>
      <text:p text:style-name="P23"><text:span text:style-name="T16"><text:s/><text:tab/></text:span></text:p>
      <text:p text:style-name="P24"><text:tab/><text:span text:style-name="T18">JSC Houston 09 23 2035r.</text:span></text:p>
      <text:p text:style-name="P26"><text:span text:style-name="T17">Czas pokładowy 5:</text:span><text:span text:style-name="T21">24</text:span></text:p>
      <text:p text:style-name="P26"><text:span text:style-name="T17"/></text:p>
      <text:p text:style-name="P28"><text:span text:style-name="T17"><text:tab/>W odpowiedzi na wiadomość z 09 23 2035r., </text:span><text:span text:style-name="T19">nadaną ze statku Spectre, </text:span><text:span text:style-name="T17"><text:s/>czasu pokładowego 5:08, o treści:</text:span></text:p>
      <text:p text:style-name="P28"><text:span text:style-name="T17"/></text:p>
      <text:p text:style-name="P28"><text:span text:style-name="T17"><text:tab/>„</text:span><text:span text:style-name="T19">Mamy tu nieprzewidziany problem z dowódcą </text:span><text:span text:style-name="T22">Tom’em</text:span><text:span text:style-name="T19"> Clark’iem. Clark popadł w stan swoistego stuporu z chwilowymi napadami agresji.</text:span></text:p>
      <text:p text:style-name="P30"><text:span text:style-name="T17"><text:tab/>Około godziny </text:span><text:span text:style-name="T20">4:5</text:span><text:span text:style-name="T17">0 nie mogąc spać przeszedłem napić się czegoś do kantyny. Wtedy zauważyłem obecność </text:span><text:span text:style-name="T22">Tom’a</text:span><text:span text:style-name="T17"> w ambulatorium i poszedłem do niego z myślą, że porozmawiamy o zadaniach na dziś, ale nie reagował na moje słowa, tylko stał przy umywalce i spoglądał w lustro. Podszedłem i <text:s/>dotknąłem go lekko w ramię, a ten odwrócił się i z dzikością w oczach </text:span><text:span text:style-name="T23">uderzył mnie w twarz </text:span><text:span text:style-name="T24">ostrym </text:span><text:span text:style-name="T23">narzędziem</text:span><text:span text:style-name="T20">. Odskoczyłem od niego, a on uspokoił się w mgnieniu oka. Próbowałem jeszcze przemówić mu do rozumu, ale bezskutecznie. Zamknąłem </text:span><text:span text:style-name="T26">pomieszczenie</text:span><text:span text:style-name="T20">, by nie mógł go opuścić, po czym wezwałem resztę </text:span><text:span text:style-name="T27">składu</text:span><text:span text:style-name="T20">. Teraz wszyscy trzej czekamy na wskazówki co robić. </text:span></text:p>
      <text:p text:style-name="P30"><text:span text:style-name="T20"><text:tab/>Chłopcy przejrzeli instrukcje na podobne sytuacje, ale ta znacznie odbiega od tych opisanych, poza tym dziś jeden z kluczowych dni misji, a t</text:span><text:span text:style-name="T25">o zdarzenie</text:span><text:span text:style-name="T20"> ma niebagatelny wpływ na </text:span><text:span text:style-name="T25">naszą</text:span><text:span text:style-name="T20"> sytuację. Czekamy...</text:span></text:p>
      <text:p text:style-name="P31">Notatkę sporządził i świadkiem wydarzeń był Frank Drebin „</text:p>
      <text:p text:style-name="P32"/>
      <text:p text:style-name="P33">Wiadomość została przyjęta, trwa rozpatrywanie, spodziewany czas nadejścia odpowiedzi 5:4<text:span text:style-name="T240">9</text:span> czasu pokładowego.<text:tab/></text:p>
      <text:p text:style-name="P34">Wiadomość odebrała Layla Clyde</text:p>
      <text:p text:style-name="P35"/>
      <text:p text:style-name="P36"><text:span text:style-name="T31">- Hall, sprzątnij ten bałagan – Burt wywołał robota sprzątającego, zadokowanego w wąskiej szparze pod jedną z szafek, gdzie ładował baterie i uzupełniał niezbędne płyny. </text:span><text:span text:style-name="T32">Hall posłusznie wysunął się z</text:span><text:span text:style-name="T35">e</text:span><text:span text:style-name="T32"> swej nory i potrzebował tylko chwili, by zorientować się w sytuacji, po czym przystąpił do zmywania plam z podłogi. Z wielką gracją poruszał się między </text:span><text:span text:style-name="T40">krzesłami</text:span><text:span text:style-name="T32"> i jeśli było to potrzebne przesuwał je delikatnie, lecz jeśli poczuł zbyt duży opór, zatrzymywał się i z wielką powagą wypowiadał słowo „przepraszam”, zawsze dodając imię adresata swych przeprosin.</text:span></text:p>
      <text:p text:style-name="P37"><text:span text:style-name="T31">- Przepraszam Mark – Mark uniósł się nieznacznie nad krzesło, które zostało </text:span><text:span text:style-name="T41">w mig</text:span><text:span text:style-name="T31"> przesunięte, posadzka wyczyszczona, </text:span><text:span text:style-name="T33">a</text:span><text:span text:style-name="T31"> Hall czmychnął w poszukiwaniu </text:span><text:span text:style-name="T42">dalszych</text:span><text:span text:style-name="T31"> zanieczyszczeń.</text:span></text:p>
      <text:p text:style-name="P37"><text:soft-page-break/><text:span text:style-name="T31">Komizmu sytuacji dodawał fakt, </text:span><text:span text:style-name="T37">iż</text:span><text:span text:style-name="T31"> Burt z Tomem, jeszcze na ziemi testowali Hall’a i poza znamiennym imieniem </text:span><text:span text:style-name="T33">nadali mu również głos </text:span><text:span text:style-name="T37">pamiętnego</text:span><text:span text:style-name="T33"> Hall’a 9000. Frank nikomu się do tego nie przyznał, lecz przeszły go ciarki, gdy Hall na prośbę pozostałych zaśpiewał pierwszy raz „Daisy”. </text:span></text:p>
      <text:p text:style-name="P38"><text:span text:style-name="T33">- </text:span><text:span text:style-name="T31">Hall, znasz jakiś nowy żart? - Mark obrócił się w stronę robota podążającego do drzwi wychodzących na ambulatorium.</text:span></text:p>
      <text:p text:style-name="P38"><text:span text:style-name="T31">- </text:span><text:span text:style-name="T39">Przykro mi</text:span><text:span text:style-name="T31">, moja ostatnia aktualizacja odbyła się 4 doby, 15 godzin i 2</text:span><text:span text:style-name="T37">7</text:span><text:span text:style-name="T31">, 2</text:span><text:span text:style-name="T37">8</text:span><text:span text:style-name="T31">, </text:span><text:span text:style-name="T36">2</text:span><text:span text:style-name="T37">9</text:span><text:span text:style-name="T31">…</text:span></text:p>
      <text:p text:style-name="P38"><text:span text:style-name="T31">- Dość! - Roześmiał się </text:span><text:span text:style-name="T37">gromko</text:span><text:span text:style-name="T31"> Burt.</text:span></text:p>
      <text:p text:style-name="P38"><text:span text:style-name="T31">- … 32 sekundy temu i nie mam nic nowego do zaprezentowania – niewzruszonym, acz grzecznym głosem dokończył jak zwykle precyzyjny Hall.</text:span></text:p>
      <text:p text:style-name="P38"><text:span text:style-name="T31">- Zdaje się, że nie słyszałem </text:span><text:span text:style-name="T38">t</text:span><text:span text:style-name="T31">wojego ostatniego żartu Hall –</text:span><text:span text:style-name="T34"> ponowił prośbę Mark.</text:span></text:p>
      <text:p text:style-name="P1"><text:span text:style-name="T34">- </text:span><text:span text:style-name="T43">Rok 2055. Pasażerska rakieta startuje z Ziemi na Marsa i po chwili jest już w przestrzeni kosmicznej. Z głośnika słychać głos:</text:span><text:span text:style-name="T47"><text:line-break/></text:span><text:span text:style-name="T43">- Szanowni państwo, witamy na pokładzie naszego wahadłowca. Lot jest w pełni automatyczny</text:span></text:p>
      <text:p text:style-name="P1"><text:span text:style-name="T43">i przebiega zgodnie ze wskazaniami urządzeń kontrolowanych przez centralny komputer. Mogą się państwo czuć całkowicie bezpiecznie, gdyż cały system naszego komputera został gruntownie sprawdzony przez techników-elektroników i absolutnie nic, a nic ni... moż... się …psuć... nie może... nie zepsuć... nie ... kontroli... ni... może...</text:span><text:span text:style-name="T47"> i </text:span><text:span text:style-name="T62">ko</text:span><text:span text:style-name="T47">… .</text:span></text:p>
      <text:p text:style-name="P39"><text:span text:style-name="T46">- </text:span><text:span text:style-name="T48">Jednak słyszałem</text:span><text:span text:style-name="T46"> – pokiwał głową Mark.</text:span></text:p>
      <text:p text:style-name="P39"><text:span text:style-name="T46">- Ja nie, i potwierdzam, że za pierwszym razem też nie jest szczególnie śmieszny – Frank zrobił kwaśną minę i wszyscy </text:span><text:span text:style-name="T62">parsknęli śmiechem</text:span><text:span text:style-name="T46">, a Hall jakby ze wstydu </text:span><text:span text:style-name="T48">wywołanego zawodem jaki sprawił, zahałasował małymi kółkami i oddalił się </text:span><text:span text:style-name="T67">przez automatycznie otwarte </text:span><text:span text:style-name="T76">przejście</text:span><text:span text:style-name="T65">.</text:span></text:p>
      <text:p text:style-name="P39"><text:span text:style-name="T48"><text:tab/>Burt wstał od stołu i kolejny raz udał się sprawdzić co </text:span><text:span text:style-name="T49">z Tomem. Zastał Tom’a i Hall’a stojących naprzeciw siebie po przeciwnych stronach drzwi w podobnym stanie zawieszenia. </text:span><text:span text:style-name="T67">Skrzydła drzwi</text:span><text:span text:style-name="T49"> w stałym rytmie </text:span><text:span text:style-name="T66">uruchamiane impulsem radiowym z nadajnika Hall’a</text:span><text:span text:style-name="T49"> próbowały się otworzyć, lecz związane klamki powodowały </text:span><text:span text:style-name="T56">raz po raz </text:span><text:span text:style-name="T49">przymknięcie i po chwili kolejną próbę ich otwarcia. </text:span></text:p>
      <text:p text:style-name="P40"><text:span text:style-name="T46">- Świetna robota Hall, wystarczy, wracaj do siebie – Hall wystrzelił z miejsca i </text:span><text:span text:style-name="T65">ledwo</text:span><text:span text:style-name="T46"> wyhamował przed zbyt wolno otwierającymi się </text:span><text:span text:style-name="T76">wrotami</text:span><text:span text:style-name="T46"> kantyny.</text:span></text:p>
      <text:p text:style-name="P42"><text:span text:style-name="T46"><text:tab/>Burt obserwował to nietypowe zachowanie urządzenia </text:span><text:span text:style-name="T59">z</text:span><text:span text:style-name="T46"> podświadomą zazdroś</text:span><text:span text:style-name="T59">cią</text:span><text:span text:style-name="T46"> </text:span><text:span text:style-name="T59">o ubaw jaki mieli odpowiedzialni za Hall’a programiści. On sam jako młody chłopak pasjonował się informatyką, ze szczególnym uwzględnieniem właśnie programowania. Niestety jeszcze przed wyborem studiów poznał </text:span><text:span text:style-name="T60">o rok starszą</text:span><text:span text:style-name="T59"> </text:span><text:span text:style-name="T60">Maggy, która zachęciła go do wspólnego wybrania geologii na Uniwersytecie Chicagowskim. Na początku drugiego roku studi</text:span><text:span text:style-name="T61">ów Maggy rzuciła go dla kolegi z grupy i tydzień później wraz z tamtym </text:span><text:span text:style-name="T62">opuściła</text:span><text:span text:style-name="T61"> uczelnię. Dziewczyna próbowała nawiązać z nim kontakt kilka miesięcy później, lecz on był w niej zbyt mocno zakochany i zarazem dumny, by </text:span><text:span text:style-name="T62">jej</text:span><text:span text:style-name="T61"> wybaczyć. Burt po kilku latach doktoryzował się z geologii Marsa, a Meggy pozostała jego największym zawodem.</text:span></text:p>
      <text:p text:style-name="P40"><text:span text:style-name="T46"><text:tab/>Niestety, stan Tom’a nie poprawiał się, </text:span><text:span text:style-name="T77">wręcz</text:span><text:span text:style-name="T46"> z każdą chwilą zdawał się nawet pogarszać, na jego twarzy </text:span><text:span text:style-name="T56">uwidocznił</text:span><text:span text:style-name="T46"> się wyraźny, nieprzyjemny grymas.</text:span></text:p>
      <text:p text:style-name="P40"><text:span text:style-name="T46">- Co się z tobą dzieje, Tom. Ja chyba śnię – pomyślał w duchu </text:span><text:span text:style-name="T56">Burt</text:span><text:span text:style-name="T46"> i wrócił do kantyny, gdzie właśnie </text:span><text:span text:style-name="T58">otwierano</text:span><text:span text:style-name="T46"> tak wyczekiwan</text:span><text:span text:style-name="T58">ą</text:span><text:span text:style-name="T46"> wiadomość z Ziemi.</text:span></text:p>
      <text:p text:style-name="P41"><text:span text:style-name="T46"><text:tab/></text:span></text:p>
      <text:p text:style-name="P25"><text:span text:style-name="T18">JSC Houston 09 23 2035r.</text:span></text:p>
      <text:p text:style-name="P27"><text:span text:style-name="T176">Czas pokładowy 5:</text:span><text:span text:style-name="T177">38</text:span></text:p>
      <text:p text:style-name="P27"><text:span text:style-name="T177"/></text:p>
      <text:p text:style-name="P29"><text:span text:style-name="T177"><text:tab/>Wstrzymajcie się z jakimikolwiek akcjami i pod żadnym pozorem nie wchodźcie do ambulatorium. </text:span><text:span text:style-name="T178">Czekajcie na wytyczne. Prowadzimy konsultacje ze specjalistami.</text:span></text:p>
      <text:p text:style-name="P27"><text:span text:style-name="T178"><text:tab/>Dyrektor Wykonawczy Ron</text:span><text:span text:style-name="T179">ald</text:span><text:span text:style-name="T178"> Walker</text:span></text:p>
      <text:p text:style-name="P29"><text:span text:style-name="T178"/></text:p>
      <text:p text:style-name="P43"><text:soft-page-break/><text:span text:style-name="T181">B</text:span><text:span text:style-name="T180">urt zasiadł bez słowa do laptopa i odłączył drzwi </text:span><text:span text:style-name="T225">sali medycznej</text:span><text:span text:style-name="T180"> od systemu. W tym samym czasie Frank wziął ostatni łyk wody z plastikowego kubka i wychodząc z pomieszczenia rzucił tylko – Idę się przebrać – wciąż był w pid</text:span><text:span text:style-name="T182">ż</text:span><text:span text:style-name="T180">amie.</text:span></text:p>
      <text:p text:style-name="P43"><text:span text:style-name="T180">- Co myślisz? - zagadnął ściszonym głosem Mark, gdy drzwi za Frankiem się zamknęły.</text:span></text:p>
      <text:p text:style-name="P43"><text:span text:style-name="T180">- To jakaś matnia. Najgorsza rzecz, jaka mogła się zdarzyć, do tego w newralgicznym momencie. Mam nadzieję, że </text:span><text:span text:style-name="T221">c</text:span><text:span text:style-name="T180">i tam – wskazał ręką na ekran laptopa – coś wymyślą.</text:span></text:p>
      <text:p text:style-name="P44"><text:span text:style-name="T180">- Nie wyobrażam sobie co zrobimy, jeśli nie poskładają Tom’a na powrót w jedną całość. - </text:span><text:span text:style-name="T221">rzekł</text:span></text:p>
      <text:p text:style-name="P44"><text:span text:style-name="T221">z obawą </text:span><text:span text:style-name="T180">Mark.</text:span></text:p>
      <text:p text:style-name="P45"><text:span text:style-name="T180">- </text:span><text:span text:style-name="T186">Myślę</text:span><text:span text:style-name="T180">, że tak długo zwlekają, bo pobierają zapisy z kamer – Burt rozejrzał się po suficie, lecz nie znalazł niczego, na czym mógłby zaczepić podejrzliwe spojrzenie. – Jestem pewny, że gdzieś tu są – dodał po chwili.</text:span></text:p>
      <text:p text:style-name="P46"><text:span text:style-name="T180"><text:tab/>Oficjalnie kamery </text:span><text:span text:style-name="T185">powinny</text:span><text:span text:style-name="T180"> się znajdować jedynie w pomieszczeniach technicznych, nieoficjalnie miały być wszędzie, nawet w </text:span><text:span text:style-name="T185">socjalnych i</text:span><text:span text:style-name="T180"> „prywatnych”.</text:span></text:p>
      <text:p text:style-name="P45"><text:span text:style-name="T180">- Jeśli masz rację, to pobranie plików i weryfikacja zapisów zajmie </text:span><text:span text:style-name="T183">wieki</text:span><text:span text:style-name="T180"> – powątpiewał Mark.</text:span></text:p>
      <text:p text:style-name="P45"><text:span text:style-name="T180"><text:tab/>Drzwi </text:span><text:span text:style-name="T182">z cichym elektrycznym szumem</text:span><text:span text:style-name="T180"> </text:span><text:span text:style-name="T184">ponowie się </text:span><text:span text:style-name="T219">rozsunęły</text:span><text:span text:style-name="T184"> </text:span><text:span text:style-name="T180">i wpadł przez nie zziajany Frank. </text:span><text:span text:style-name="T225">Opatrunek założony przez Marka trzymał się już tylko na jednym plastrze.</text:span></text:p>
      <text:p text:style-name="P47"><text:span text:style-name="T180">- Nie uwierzycie – krzyknął, wciąż ubrany w pidżamę.</text:span></text:p>
      <text:p text:style-name="P47"><text:span text:style-name="T180"><text:tab/>Siedzący spojrzeli po sobie ze zdumieniem, malującym wielkie znaki zapytania na ich twarzach.</text:span></text:p>
      <text:p text:style-name="P47"><text:span text:style-name="T180">- </text:span><text:span text:style-name="T183">Mam zdemolowaną</text:span><text:span text:style-name="T180"> sypialnię! </text:span><text:span text:style-name="T221">-</text:span><text:span text:style-name="T180"> </text:span><text:span text:style-name="T221">w</text:span><text:span text:style-name="T180">ykrzyczał jeszcze głośniej, zapominając o bolącym policzku.</text:span></text:p>
      <text:p text:style-name="P49"><text:span text:style-name="T180"/></text:p>
      <text:p text:style-name="P50"><text:span text:style-name="T180">*</text:span></text:p>
      <text:p text:style-name="P49"><text:span text:style-name="T180"/></text:p>
      <text:p text:style-name="P48"><text:span text:style-name="T180"><text:tab/></text:span><text:span text:style-name="T187">W sali konferencyjnej znajdowało się kilka najważniejszych osób zaangażowanych w „Mars </text:span><text:span text:style-name="T232">T</text:span><text:span text:style-name="T187">erraforming </text:span><text:span text:style-name="T232">P</text:span><text:span text:style-name="T187">roject”, </text:span><text:span text:style-name="T188">wśród zebranych wyczuwało się napięcie.</text:span><text:span text:style-name="T187"> Na ścianie, lekko powyżej centralnie </text:span><text:span text:style-name="T229">umiejscowionego</text:span><text:span text:style-name="T187"> obszernego stołu, znajdował się ogromny </text:span><text:span text:style-name="T231">wyświetlacz panelowy</text:span><text:span text:style-name="T187"> </text:span><text:span text:style-name="T226">i</text:span><text:span text:style-name="T188"> patrzyły z niego twarze d</text:span><text:span text:style-name="T193">wojga</text:span><text:span text:style-name="T188"> konsultantów biorących zdalny udział w naradzie. </text:span><text:span text:style-name="T189">Rozmowy ucichły, gdy do </text:span><text:span text:style-name="T191">pomieszczenia </text:span><text:span text:style-name="T189">wszedł </text:span><text:span text:style-name="T191">bezceremonialnie</text:span><text:span text:style-name="T189"> szef JSC Houston Kurt Rumens. </text:span><text:span text:style-name="T190">Średniego wzrostu m</text:span><text:span text:style-name="T189">ężczyzna około 60-tki, korpulentny. </text:span><text:span text:style-name="T190">Nalana, lekko uśmiechnięta twarz</text:span><text:span text:style-name="T192"> </text:span><text:span text:style-name="T190">zdawała się mówić, że jest </text:span><text:span text:style-name="T192">on</text:span><text:span text:style-name="T190"> zadowolony z funkcji, </text:span><text:span text:style-name="T192">jaką</text:span><text:span text:style-name="T190"> pełni i z życia jakie wiedzie, </text:span><text:span text:style-name="T191">które w praktyce ograniczało się właśnie do </text:span><text:span text:style-name="T192">pełnionej funkcji, czyli</text:span><text:span text:style-name="T191"> kierowania największym centrum lotów kosmicznych na ziemi.</text:span></text:p>
      <text:p text:style-name="P48"><text:span text:style-name="T191"><text:tab/></text:span><text:span text:style-name="T192">Kurt rozsiadł się w </text:span><text:span text:style-name="T199">wygodnym</text:span><text:span text:style-name="T192"> obrotowym fotelu stojącym w </text:span><text:span text:style-name="T216">eksponowanym</text:span><text:span text:style-name="T192"> miejscu przy stole, sytuując się frontalnie do ekranu. Uruchomił gestem dłoni mikrofon wbudowany w blat, by przywitać się również z uczestnikami telekonferencji.</text:span></text:p>
      <text:p text:style-name="P51"><text:span text:style-name="T180">- Witam wszystkich, szczególnie panią d</text:span><text:span text:style-name="T193">okto</text:span><text:span text:style-name="T180">r </text:span><text:span text:style-name="T193">Barbarę Spark </text:span><text:span text:style-name="T180">i pana profesora </text:span><text:span text:style-name="T194">Igora Stavinsky’ego</text:span><text:span text:style-name="T180">, którzy byli tak uprzejmi, by dołączyć do nas o tak wczesnej porze – </text:span><text:span text:style-name="T193">jego głos był wiarygodnie życzliwy, a wymienieni z nazwiska odwzajemnili się uprzejmym skinieniem. - Państwa nie trzeba w tym gronie bliżej przedstawiać,</text:span><text:span text:style-name="T194"> – </text:span><text:span text:style-name="T221">r</text:span><text:span text:style-name="T194">zeczywiście, oboje byli </text:span><text:span text:style-name="T195">najwyższe</text:span><text:span text:style-name="T194">j klasy specjalistami psychiatrii klinicznej, mieli również swój wkład w badania </text:span><text:span text:style-name="T231">zachowań astronautów</text:span><text:span text:style-name="T194">. - przejdźmy więc do meritum naszego spotkania –</text:span><text:span text:style-name="T196"> </text:span><text:span text:style-name="T200">p</text:span><text:span text:style-name="T196">rzerwał, szukając odpowiedniego dokumentu w leżącym przed nim pliku papierów. - Jak państwu wiadomo, – </text:span><text:span text:style-name="T221">k</text:span><text:span text:style-name="T196">ontynu</text:span><text:span text:style-name="T197">o</text:span><text:span text:style-name="T196">wał już bardziej oficjalnym tonem, trzymając w ręku odpowiednią kartkę. - </text:span><text:span text:style-name="T198">o</text:span><text:span text:style-name="T196">trzymaliśmy około godziny </text:span><text:span text:style-name="T197">temu bardzo niepokojący raport o </text:span><text:span text:style-name="T198">incydencie</text:span><text:span text:style-name="T197"> na „Spectre”. Celem </text:span><text:span text:style-name="T236">konsultaci</text:span><text:span text:style-name="T197"> jest sklasyfikowanie zaistniałego problemu oraz wybranie możliwie najlepszego rozwiązania, pozwalającego na kontynuowanie misji </text:span><text:span text:style-name="T198">zgodnie</text:span></text:p>
      <text:p text:style-name="P51"><text:span text:style-name="T198">z harmonogramem. Ron, </text:span><text:span text:style-name="T200">oddaję ci głos, </text:span><text:span text:style-name="T198">proszę podziel się z nami informacjami, jakie udało się wam pozyskać do tego </text:span><text:span text:style-name="T237">pory</text:span><text:span text:style-name="T198">.</text:span></text:p>
      <text:p text:style-name="P52"><text:span text:style-name="T198">- </text:span><text:span text:style-name="T180">Dziękuję dyrektorze – zwrócił się bez poufałości do przełożonego Ron</text:span><text:span text:style-name="T230">ald</text:span><text:span text:style-name="T180"> Walker, </text:span><text:span text:style-name="T202">wyjmując ręce</text:span></text:p>
      <text:p text:style-name="P52"><text:span text:style-name="T202">z kieszeni jeansów</text:span><text:span text:style-name="T180">. - O godzinie 4:53 doszło na „Spectre” do zajścia, między dowódcą Tom’em Clark’iem i inżynierem Frank’iem </text:span><text:span text:style-name="T201">Drebin’em. - </text:span><text:span text:style-name="T228">w</text:span><text:span text:style-name="T201">stał i podszedł do ściennego ekranu z dzielonym na prostokąty obrazem, gdzie poza obliczami psychiatrów pojawił się też </text:span><text:span text:style-name="T231">kadr</text:span><text:span text:style-name="T201"> przechwycony z kamer na „Spectre”. - Jednak poprzedzające je wydarzenia są </text:span><text:span text:style-name="T202">równie alarmistyczne, a źródła ich </text:span><text:soft-page-break/><text:span text:style-name="T202">wraz zespołem dopatrujemy się </text:span><text:span text:style-name="T203">w problemach ze snem jakich w ostatnich dniach doświadczał Tom Clark. - </text:span><text:span text:style-name="T221">c</text:span><text:span text:style-name="T203">iągnął wykład Ron i zerkał kątem oka na </text:span><text:span text:style-name="T218">wchodzącą do sali </text:span><text:span text:style-name="T203">asystentkę dyrektora </text:span><text:span text:style-name="T239">Sandrę</text:span><text:span text:style-name="T203">, </text:span></text:p>
      <text:p text:style-name="P52"><text:span text:style-name="T203">z którą miał od kilku miesięcy romans. </text:span><text:span text:style-name="T224">Zdążył ją poznać już całkiem „blisko”, ale mimo to, nie potrafił oderwać oczu od jej </text:span><text:span text:style-name="T227">długich </text:span><text:span text:style-name="T224">nóg.</text:span></text:p>
      <text:p text:style-name="P53"><text:span text:style-name="T203"><text:tab/>Z analiz wideo </text:span><text:span text:style-name="T221">wynikało</text:span><text:span text:style-name="T203">, że Tom przez trzy ostatnie noce nie zmrużył oka, a z insomnią borykał się już od kilku tygodni. Nie </text:span><text:span text:style-name="T204">wspominał o swych problemach w obowiązkowych cotygodniowych raportach, </text:span><text:span text:style-name="T224">lecz</text:span><text:span text:style-name="T204"> w dokumentacji z przebiegu poprzednich jego misji były wzmianki o borykaniu się przez niego z bezsennością. Oboje psychiatrów zgodziło się z tezą, że Tom nie wytrzymał długotrwałego stresu, a kilka nocy bez snu doprowadziły do hiperaktywacji mózgu, co mogło wywołać halucynacje, czy wręcz majaki na jawie, a w efekcie </text:span><text:span text:style-name="T222">po</text:span><text:span text:style-name="T204">pchnąć go do irracjonalnych działań. </text:span></text:p>
      <text:p text:style-name="P53"><text:span text:style-name="T204"><text:tab/>Ostatnie nagrania przed feralnym zdarzeniem były tak szokujące, że część dyskutantów </text:span><text:span text:style-name="T205">żądała utajnienia ich przed </text:span><text:span text:style-name="T233">obsadą</text:span><text:span text:style-name="T205"> „Spectre”. Przeważyły jednak głosy, że ujawnienie zapisów kamer uzmysłowi załodze jak ważna jest pełna współpraca i przestrzeganie procedur obowiązujących każdego z nich w czasie tak ważnej i wymagającej ekspedycji. Przygotowano dokładny plan działania, </text:span><text:span text:style-name="T206">który astronauci musieli wdrożyć.</text:span></text:p>
      <text:p text:style-name="P55"><text:span text:style-name="T206"/></text:p>
      <text:p text:style-name="P55"><text:span text:style-name="T182">*</text:span></text:p>
      <text:p text:style-name="P55"><text:span text:style-name="T182"/></text:p>
      <text:p text:style-name="P54"><text:span text:style-name="T182"><text:tab/></text:span><text:span text:style-name="T214">Ponad</text:span><text:span text:style-name="T207"> stumetrowy statek kosmiczny wynurzał się w absolutnej ciszy z cienia </text:span><text:span text:style-name="T208">planety, zimne refleksy słońca połyskiwały na </text:span><text:span text:style-name="T209">płaszczyznach kadłuba </text:span><text:span text:style-name="T238">niczym</text:span><text:span text:style-name="T209"> na lodowej tafli. Efekt lat pracy projektantów i dwuletniego wysiłku inżynierów, był pierwszym pojazdem międzyplanetarnym, który swoje życie rozpoczął nie na Ziemi, </text:span><text:span text:style-name="T210">lecz</text:span><text:span text:style-name="T209"> na jej orbicie. </text:span><text:span text:style-name="T210">Wszystkie moduły zostały ostatecznie połączone w przestrzeni kosmicznej. W rzeczywistości statek został w dużej części poskładany na Ziemi, by uniknąć najpoważniejszych błędów, następnie poporcjowano go i wyniesiono do stacji kosmicznej, </text:span><text:span text:style-name="T214">gdzie </text:span><text:span text:style-name="T210">nabrał właściwego kształtu. „Spectre” miał już za sobą udaną </text:span><text:span text:style-name="T212">ekskursj</text:span><text:span text:style-name="T210">ę na Marsa, lecz przed obecną wyprawą przeszedł gruntowną </text:span><text:span text:style-name="T211">modernizację. Szczególną uwagę poświęcono lądownikom zadokowanym między głównymi silnikami, a pokładem. Zostały one zastąpione zupełnie nowym </text:span><text:span text:style-name="T212">modelem</text:span><text:span text:style-name="T211">, choć tak jak poprzednie tworzyły ze statkiem integralną całość. </text:span><text:span text:style-name="T213">Usprawniono też system sztucznej grawitacji, która regularnie sprawiała problemy </text:span><text:span text:style-name="T217">poprzedniej obsadzie statku</text:span><text:span text:style-name="T213">.</text:span></text:p>
      <text:p text:style-name="P52"><text:span text:style-name="T213"><text:tab/></text:span><text:span text:style-name="T219">Silniki manewrowe mieszczące się na skrajach lewej burty strzeliły jasnym światłem plazmy i utrzymywały ciąg póki </text:span><text:span text:style-name="T220">toporna</text:span><text:span text:style-name="T219"> bryła nie wróciła na właściw</text:span><text:span text:style-name="T220">y kurs, dysze </text:span><text:span text:style-name="T235">zapulsowały</text:span><text:span text:style-name="T220"> jeszcze kilka razy, nie mącąc zalegającej przestrzeń ciszy. </text:span><text:span text:style-name="T214">Mimo swych spektakularnych rozmiarów </text:span></text:p>
      <text:p text:style-name="P52"><text:span text:style-name="T214">i najwyższe</text:span><text:span text:style-name="T223">go</text:span><text:span text:style-name="T214"> zaawansowani</text:span><text:span text:style-name="T223">a</text:span><text:span text:style-name="T214"> techniczne</text:span><text:span text:style-name="T223">go</text:span><text:span text:style-name="T214"> „Spectre” był jedynie pyłkiem w skali otaczającego go bezmiaru </text:span><text:span text:style-name="T215">i zagrożeń.</text:span><text:span text:style-name="T214"> </text:span><text:span text:style-name="T215">Najlepiej wiedzieli o tym </text:span><text:span text:style-name="T234">czterej ludzie</text:span><text:span text:style-name="T215">, którzy mimo wszystko zdecydowali się powierzyć mu </text:span><text:span text:style-name="T219">realizację swych marzeń – a może bardziej ambicji</text:span><text:span text:style-name="T215">.</text:span></text:p>
      <text:p text:style-name="P56"><text:span text:style-name="T215"/></text:p>
      <text:p text:style-name="P56"><text:span text:style-name="T215">*</text:span></text:p>
      <text:p text:style-name="P54"><text:span text:style-name="T215"/></text:p>
      <text:p text:style-name="P58"><text:span text:style-name="T46"><text:tab/>W ciągu </text:span><text:span text:style-name="T69">minionych</text:span><text:span text:style-name="T46"> dwóch godzin otrzymali kilka wiadomości, które tylko podtrzymywały </text:span><text:span text:style-name="T69">ich </text:span><text:span text:style-name="T46">stan niepewności. Nie wiedzieli co robić, </text:span><text:span text:style-name="T69">bo</text:span><text:span text:style-name="T46"> ew</text:span><text:span text:style-name="T71">entualny</text:span><text:span text:style-name="T46"> błąd mógł ich zbyt wiele kosztować. Czekali </text:span><text:span text:style-name="T69">niecierpliwie.</text:span><text:span text:style-name="T46"> </text:span></text:p>
      <text:p text:style-name="P58"><text:span text:style-name="T46"><text:tab/>Tom w tym czasie przemieścił się w narożnik pomieszczenia, koledzy próbowali się z nim skontaktować przez interkom w nadziei, że coś w nim drgnęło, ale nie. Wciąż nie reagował. </text:span></text:p>
      <text:p text:style-name="P59"><text:span text:style-name="T50"><text:tab/>W końcu </text:span><text:span text:style-name="T78">nadeszła</text:span><text:span text:style-name="T50"> tyleż konkretn</text:span><text:span text:style-name="T78">a</text:span><text:span text:style-name="T50">, co i mrożąc</text:span><text:span text:style-name="T78">a</text:span><text:span text:style-name="T50"> krew w żyłach odpowiedź z Houston. </text:span><text:span text:style-name="T68">Mark zrozumiał, że Burt</text:span><text:span text:style-name="T50"> miał rację. </text:span><text:span text:style-name="T68">K</text:span><text:span text:style-name="T50">amery były wszędzie, </text:span><text:span text:style-name="T51">ale to nie wszystko. Przekaza</text:span><text:span text:style-name="T68">no</text:span><text:span text:style-name="T51"> załodze hasło do nagrań jeszcze sprzed incydentu między Frankiem i Tom’em. Pierwsze nagranie z godziny 4:</text:span><text:span text:style-name="T57">36.</text:span><text:span text:style-name="T51"> </text:span><text:span text:style-name="T78">W</text:span><text:span text:style-name="T51">idać na nim, jak Tom bierze z </text:span><text:span text:style-name="T80">pomieszczenia medycznego</text:span><text:span text:style-name="T51"> skalpel i sprawnym ruchem mocuje go w uchwycie. </text:span><text:span text:style-name="T52">Na kolejnym nagraniu widać już korytarz, przy którym są pokoje Franka </text:span></text:p>
      <text:p text:style-name="P59"><text:span text:style-name="T52">i Tom’a. Jedne z drzwi otwierają się</text:span><text:span text:style-name="T78">,</text:span><text:span text:style-name="T52"> </text:span><text:span text:style-name="T78">pojawia się w nich</text:span><text:span text:style-name="T52"> Frank i wchodzi w kolejne, prowadzące do łazienki. Mija kilka</text:span><text:span text:style-name="T63">naście</text:span><text:span text:style-name="T52"> sekund, </text:span><text:span text:style-name="T57">jest 4:42.</text:span><text:span text:style-name="T52"> </text:span><text:span text:style-name="T78">O</text:span><text:span text:style-name="T52">twiera </text:span><text:span text:style-name="T75">się przejście </text:span><text:span text:style-name="T57">od strony garażu</text:span><text:span text:style-name="T52">, </text:span><text:span text:style-name="T57">w </text:span><text:span text:style-name="T126">półmroku </text:span><text:soft-page-break/><text:span text:style-name="T57">korytarz</text:span><text:span text:style-name="T126">a</text:span><text:span text:style-name="T57"> </text:span><text:span text:style-name="T126">widać </text:span><text:span text:style-name="T78">niewyraźnie sylwetk</text:span><text:span text:style-name="T126">ę</text:span><text:span text:style-name="T78"> Tom’a.</text:span><text:span text:style-name="T52"> </text:span><text:span text:style-name="T75">Zmierza</text:span><text:span text:style-name="T52"> </text:span><text:span text:style-name="T90">równym</text:span><text:span text:style-name="T52"> krokiem </text:span><text:span text:style-name="T75">w kierunku</text:span><text:span text:style-name="T52"> pokoju </text:span><text:span text:style-name="T63">Marka; widać jak kilkukrotnie używa przycisku, lecz drzwi pozostają zamknięte. Odwraca się jakby zmieszany i po chwili </text:span><text:span text:style-name="T75">obraca się w stronę</text:span><text:span text:style-name="T52"> pokoju Franka, wchodzi do środka. Nagranie urywa się i przenosi do pokoju, w którym Tom, uderza kilka </text:span><text:span text:style-name="T92">razy</text:span><text:span text:style-name="T52"> </text:span><text:span text:style-name="T90">uzbrojoną dłonią</text:span><text:span text:style-name="T52"> w pusty materac, </text:span><text:span text:style-name="T53">z furią </text:span><text:span text:style-name="T52">rozrzuca przedmioty jakie nawiną mu się pod rękę i wychodzi </text:span><text:span text:style-name="T55">wyraźnie zawiedziony odniesionym fiaskiem</text:span><text:span text:style-name="T52">. </text:span><text:span text:style-name="T90">Spokojnie</text:span><text:span text:style-name="T52"> zmierza w kierunku głównego pokładu, </text:span><text:span text:style-name="T53">a później ambulatorium, gdzie po kilku minutach pojawi się Frank Drebin i pozostałe sceny rozegrają się zgodnie z tym co przekazał Frank.</text:span></text:p>
      <text:p text:style-name="P59"><text:span text:style-name="T53">- O, kurwa! - </text:span><text:span text:style-name="T78">w</text:span><text:span text:style-name="T53">ypluł z siebie Frank. - Czy on zamie</text:span><text:span text:style-name="T78">d</text:span><text:span text:style-name="T53">iał mie… - nie dokończył, język </text:span><text:span text:style-name="T79">zesztywniał mu w ustach</text:span><text:span text:style-name="T53"> z emocji po tym, </text:span><text:span text:style-name="T78">co</text:span><text:span text:style-name="T53"> zobaczył na ekranie i </text:span><text:span text:style-name="T78">uświadomił sobie, </text:span><text:span text:style-name="T53">jak niewiele dzieliło </text:span><text:span text:style-name="T54">go od uderzeń ostrza.</text:span></text:p>
      <text:p text:style-name="P60"><text:span text:style-name="T54">- </text:span><text:span text:style-name="T46">Prz</text:span><text:span text:style-name="T127">ełącznik</text:span><text:span text:style-name="T46"> się zepsuł, trzeba go chwilę przytrzymać … - </text:span><text:span text:style-name="T70">wydukał</text:span><text:span text:style-name="T64"> mechanicznie Mark. </text:span><text:span text:style-name="T72">Również był</text:span><text:span text:style-name="T64"> pod silnym wrażeniem obejrzanych nagrań. </text:span><text:span text:style-name="T73">Spoglądał ukradkiem w kierunku, gdzie pozostawał zamknięty Tom.</text:span></text:p>
      <text:p text:style-name="P61"><text:span text:style-name="T46">- Chcą byśmy go </text:span><text:span text:style-name="T74">obezwładnili</text:span><text:span text:style-name="T90"> z </text:span><text:span text:style-name="T89">wykorzystaniem</text:span><text:span text:style-name="T74"> Hall’a – czytał ze zdziwieniem dalszą część wiadomości Burt. Nie miał pojęcia, że </text:span><text:span text:style-name="T86">automat</text:span><text:span text:style-name="T74"> dysponuje arsenałem </text:span><text:span text:style-name="T83">ofensywnym</text:span><text:span text:style-name="T74">. </text:span><text:span text:style-name="T81">W jednej chwili nabrał respektu do niepozornego współlokatora. - i umieścili w roomie diagnostyczno-zabiegow</text:span><text:span text:style-name="T84">y</text:span><text:span text:style-name="T81">…</text:span></text:p>
      <text:p text:style-name="P62"><text:span text:style-name="T81">- </text:span><text:span text:style-name="T46">Jak u diabła Hall miałby nam pomóc? - przerwał mu </text:span><text:span text:style-name="T83">poirytowany</text:span><text:span text:style-name="T46"> Frank.</text:span></text:p>
      <text:p text:style-name="P62"><text:span text:style-name="T46">- P</text:span><text:span text:style-name="T127">odali</text:span><text:span text:style-name="T46"> nam </text:span><text:span text:style-name="T83">jednokrotny </text:span><text:span text:style-name="T46">kod </text:span><text:span text:style-name="T93">aktywujący</text:span><text:span text:style-name="T46"> jego </text:span><text:span text:style-name="T82">nieaktyw</text:span><text:span text:style-name="T128">izowa</text:span><text:span text:style-name="T82">ną funkcjonalność –</text:span><text:span text:style-name="T83"> wyjaśnił Burt.</text:span></text:p>
      <text:p text:style-name="P63"><text:span text:style-name="T46">- Nowa funkcjonalność? Niech pomyślę, </text:span><text:span text:style-name="T84">może </text:span><text:span text:style-name="T46">wymasuje mu stopy? </text:span><text:span text:style-name="T84">- zadrwił Frank.</text:span></text:p>
      <text:p text:style-name="P63"><text:span text:style-name="T84">- Użyje paralizatora – z satysfakcją zabił gwoździa Burt. Frank </text:span><text:span text:style-name="T85">nic nie </text:span><text:span text:style-name="T86">odp</text:span><text:span text:style-name="T85">owiedział, zastygł z głupawym wyrazem twarzy.</text:span></text:p>
      <text:p text:style-name="P63"><text:span text:style-name="T85"/></text:p>
      <text:p text:style-name="P64"><text:span text:style-name="T85"><text:tab/></text:span><text:span text:style-name="T46">Robot przemknął gładko przez próg. Sala była jasna, pełna skomplikowanej aparatury medycznej. Środkiem przecinała ją transparentna ściana, dzieląc </text:span><text:span text:style-name="T87">wnętrze na część podstawową i sterylną, służącą do zabiegów wymagających </text:span><text:span text:style-name="T172">bardziej</text:span><text:span text:style-name="T87"> zaawansowanych narzędzi. Hall zbliżył się do postaci s</text:span><text:span text:style-name="T88">kurczonej na posadzce</text:span><text:span text:style-name="T87"> w rogu.</text:span></text:p>
      <text:p text:style-name="P66"><text:span text:style-name="T46">- Przepraszam Tom.</text:span></text:p>
      <text:p text:style-name="P66"><text:span text:style-name="T46"/></text:p>
      <text:p text:style-name="P67"><text:span text:style-name="T91">*</text:span></text:p>
      <text:p text:style-name="P67"><text:span text:style-name="T46"/></text:p>
      <text:p text:style-name="P68"><text:span text:style-name="T46"><text:tab/></text:span><text:span text:style-name="T95">Kolejna pula żetonów </text:span><text:span text:style-name="T96">przesunęła się z szelestem </text:span><text:span text:style-name="T98">w objęcia</text:span><text:span text:style-name="T96"> Marka, gdy po przebiciu usłyszał „Pas!” z drugiej strony stołu. Nie tyle karta mu </text:span><text:span text:style-name="T99">dopisywała, jak sugerował Frank</text:span><text:span text:style-name="T96">, co był po prostu najlepszym pokerzystą w pokładowym towarzystwie, no może z wyłączeniem Tom’a, on też rozumiał tę grę, lecz ten znajdował się już od dwóch </text:span><text:span text:style-name="T97">dni </text:span><text:span text:style-name="T96">w śpiączce </text:span><text:span text:style-name="T97">farmakologicznej</text:span><text:span text:style-name="T96"> i Markowi ciężko było sobie wyobrazić, by po tym wszystkim co zaszło, </text:span><text:span text:style-name="T97">mogli jeszcze po staremu usiąść razem do stołu. Więcej, Mark nie chciał Tom’a na statku, nie zaufa mu już nigdy. W jego oczach nie było usprawiedliwieniem, </text:span><text:span text:style-name="T111">ż</text:span><text:span text:style-name="T97">e Clark był niepoczytalny, dla niego nie miało znaczenia w jakim stanie świadomości jest osoba usiłująca go zabić. Tom był istotnym członkiem załogi, ale w zaistniałych okolicznościach stał się dla niej największym ciężarem i zagrożeniem, </text:span><text:span text:style-name="T98">dlatego najlepiej, gdyby już się nie obudził – choć i w tym stanie przysparzał szeregu problemów.</text:span></text:p>
      <text:p text:style-name="P73"><text:span text:style-name="T46"><text:tab/>Burt towarzyszył kolegom pochłoniętym grą, siedział wpatrzony w „Geologiczny Atlas Planet”, czytanie mu nie szło i wciąż zaczynał bieżącą stronę od początku. </text:span><text:span text:style-name="T99">Był rozkojarzony jak reszta, </text:span><text:span text:style-name="T100">a jego</text:span><text:span text:style-name="T99"> myśli ogniskowały się </text:span><text:span text:style-name="T100">na podłączonej do aparatów, leżącej sylwetce Tom’a. </text:span><text:span text:style-name="T119">O</text:span><text:span text:style-name="T118">garnęło </text:span><text:span text:style-name="T119">go</text:span><text:span text:style-name="T118"> znużenie. Poczuł, </text:span><text:span text:style-name="T100">że </text:span><text:span text:style-name="T173">jakiś gorący napój</text:span><text:span text:style-name="T128"> </text:span><text:span text:style-name="T174">mógłby</text:span><text:span text:style-name="T100"> mu zrobić lepiej, albo chociaż samo </text:span><text:span text:style-name="T173">jego</text:span><text:span text:style-name="T100"> przygotowanie </text:span><text:span text:style-name="T128">uwolni go</text:span><text:span text:style-name="T100"> na chwilę od uporczywych myśli.</text:span></text:p>
      <text:p text:style-name="P74"><text:span text:style-name="T46">- Napijecie się czegoś?</text:span></text:p>
      <text:p text:style-name="P74"><text:span text:style-name="T46">- Dziurawiec – dał znak </text:span><text:span text:style-name="T104">ręką</text:span><text:span text:style-name="T46"> Frank, nie odrywając oczu od dwóch </text:span><text:span text:style-name="T104">dam trzymanych</text:span><text:span text:style-name="T46"> w </text:span><text:span text:style-name="T175">prawej</text:span><text:span text:style-name="T46"> </text:span><text:span text:style-name="T104">dłoni</text:span><text:span text:style-name="T46">.</text:span></text:p>
      <text:p text:style-name="P74"><text:span text:style-name="T46">- Ja podziękuję – kiwnął przecząco Mark </text:span><text:span text:style-name="T101">jednocześnie sprawdzając podbicie preflop, dorzuc</text:span><text:span text:style-name="T102">eniem</text:span><text:span text:style-name="T101"> odpowiedni</text:span><text:span text:style-name="T102">ej</text:span><text:span text:style-name="T101"> iloś</text:span><text:span text:style-name="T102">ci</text:span><text:span text:style-name="T101"> żetonów.</text:span></text:p>
      <text:p text:style-name="P75"><text:span text:style-name="T101"><text:tab/>Tak, nikogo już nie dziwiło, że automat </text:span><text:span text:style-name="T119">oferuje</text:span><text:span text:style-name="T101"> różnego rodzaju susz</text:span><text:span text:style-name="T115">e</text:span><text:span text:style-name="T101"> ziołowe, a brakowało zwykłej kawy, herbaty, </text:span><text:span text:style-name="T116">czy</text:span><text:span text:style-name="T102"> nawet kakao, </text:span><text:span text:style-name="T119">nie wspominając o cukrze</text:span><text:span text:style-name="T101">. Burt potrzebował krzepiącej aromatycznej kawy, ale przepisy mówiły wyraźnie </text:span><text:span text:style-name="T103">- </text:span><text:span text:style-name="T101"><text:s/>„Na pokładzie zakazane są wszelkie </text:span><text:span text:style-name="T102">produkty </text:span><text:soft-page-break/><text:span text:style-name="T102">zawierające alkaloidy.”, więc psychoaktywne substancje jak kofeina </text:span><text:span text:style-name="T116">i</text:span><text:span text:style-name="T102"> teina, </text:span><text:span text:style-name="T103">znajdowały się</text:span><text:span text:style-name="T102"> na „czarnej” liście.</text:span></text:p>
      <text:p text:style-name="P76"><text:span text:style-name="T46">- Cóż za </text:span><text:span text:style-name="T103">kuriozalna sytuacja. Tom oszalał mimo to. - pomyślał z rozgoryczeniem. - Albo właśnie przez ten pieprzony dziurawiec.</text:span></text:p>
      <text:p text:style-name="P76"><text:span text:style-name="T103"><text:tab/></text:span><text:span text:style-name="T104">Frank poczuł woń zwycięstwa, </text:span><text:span text:style-name="T105">jego oponent</text:span><text:span text:style-name="T104"> zdawał się połknąć haczyk i dołożył gruby stos do puli , a na stole leżała już </text:span><text:span text:style-name="T105">przecież </text:span><text:span text:style-name="T104">trzecia dama, </text:span><text:span text:style-name="T105">która tak </text:span><text:span text:style-name="T112">go </text:span><text:span text:style-name="T105">ucieszyła chwilę wcześniej. Nie dał jednak po sobie poznać, że ta karta wzmocniła jego rękę, a teraz zagrał za wszystko pozorując, że może wcale nie ma tak mocnego układu i że warto go sprawdzić nawet ze średnią ręką. Mark sprawdził bez wahania, co nieco skonsternowało Franka, po czym </text:span><text:span text:style-name="T106">bez ociągania </text:span><text:span text:style-name="T105">wyłożył niepozorne KT, </text:span><text:span text:style-name="T106">najwyraźniej chciał oszczędzić Frankowi kolejnej emocjonalnej huśtawki, bo stawka była </text:span><text:span text:style-name="T136">faktycznie</text:span><text:span text:style-name="T106"> wysoka. </text:span><text:span text:style-name="T113">Zafrapowany F</text:span><text:span text:style-name="T106">rank spoglądał na blat dłuższą chwilę nim król z dziesiątką wkomponowały się w strita. </text:span></text:p>
      <text:p text:style-name="P78"><text:span text:style-name="T46">- </text:span><text:span text:style-name="T107">Wykończysz mnie! Jak ty to robisz? - Frank uderzył w geście rezygnacji kartami o stół. </text:span><text:span text:style-name="T109">Dostrzegł</text:span><text:span text:style-name="T107"> ze zdziwieniem, </text:span><text:span text:style-name="T109">że</text:span><text:span text:style-name="T107"> Marka</text:span><text:span text:style-name="T108"> </text:span><text:span text:style-name="T107">włosy </text:span><text:span text:style-name="T109">w jednej chwili</text:span><text:span text:style-name="T108"> się uniosły, </text:span><text:span text:style-name="T109">a </text:span><text:span text:style-name="T107">podmuch jaki wywołał ruchem ręki</text:span><text:span text:style-name="T108"> </text:span><text:span text:style-name="T109">wzbił w górę całą talię, </text:span><text:span text:style-name="T110">wraz z częścią żetonów. - Łooo… - krzyknął</text:span><text:span text:style-name="T109"> </text:span><text:span text:style-name="T110">podekscytowany wykonując </text:span><text:span text:style-name="T111">siłą rozpędu</text:span><text:span text:style-name="T110"> salto do tyłu i wznosząc się pod sufit; krzesło podążyło za nim.</text:span></text:p>
      <text:p text:style-name="P79"><text:span text:style-name="T46">- Trzymaj się podłogi – zwrócił się do Franka Burt, starając się zachować równowagę z kubkiem gorącego płynu w dłoniach. </text:span><text:span text:style-name="T111">Przezornie, maszyna była przygotowana na takie sytuacje i wydawała </text:span><text:span text:style-name="T113">pojemniki </text:span><text:span text:style-name="T111">zamknięte deklem </text:span><text:span text:style-name="T113">z małym otworem</text:span><text:span text:style-name="T111">. Ni</text:span><text:span text:style-name="T123">gdy nie</text:span><text:span text:style-name="T111"> było </text:span><text:span text:style-name="T123">dokładnie</text:span><text:span text:style-name="T111"> wiadomo kiedy </text:span><text:span text:style-name="T138"><text:s/></text:span><text:span text:style-name="T145">przyrządu</text:span><text:span text:style-name="T111"> </text:span><text:span text:style-name="T123">ponowią</text:span><text:span text:style-name="T111"> działanie </text:span><text:span text:style-name="T123">systemu</text:span><text:span text:style-name="T111"> grawitacji, więc zachowanie Franka było </text:span><text:span text:style-name="T113">mocno</text:span><text:span text:style-name="T111"> ryzykowne.</text:span></text:p>
      <text:p text:style-name="P80"><text:span text:style-name="T111">- </text:span><text:span text:style-name="T46">Musisz mi się dać odegrać – zaopiniował Frank spod sufitu. - Od początku, gdy wymyśliłeś, że przegrany bierze trzy dyżury przy Tom’ie, czułem, że to ja będę tą ofiarą. - dodał z nieukrywanym rozbawieniem, choć </text:span><text:span text:style-name="T114">towarzysze</text:span><text:span text:style-name="T46"> nie wiedzieli czym powodowanym, </text:span><text:span text:style-name="T114">bo doglądanie Tom’a istotnie było </text:span><text:span text:style-name="T117">aktualnie</text:span><text:span text:style-name="T114"> najuciążliwszym z ich obowiązków.</text:span></text:p>
      <text:p text:style-name="P82"><text:span text:style-name="T114">- „</text:span><text:span text:style-name="T121">Uwaga! </text:span><text:span text:style-name="T123">Grawitacja</text:span><text:span text:style-name="T121"> zostanie przywrócona</text:span><text:span text:style-name="T46"> za </text:span><text:span text:style-name="T123">ok. </text:span><text:span text:style-name="T46">20 sekund.” - rozległ się </text:span><text:span text:style-name="T121">z głośników </text:span><text:span text:style-name="T46">komunikat </text:span><text:span text:style-name="T124">powtarzany kolejno co 5 sekund.</text:span></text:p>
      <text:p text:style-name="P81"><text:span text:style-name="T46">- O rewanżu pogadamy jutro, teraz wracaj na </text:span><text:span text:style-name="T125">dół</text:span><text:span text:style-name="T46"> – </text:span><text:span text:style-name="T164">u</text:span><text:span text:style-name="T46">pomniał </text:span><text:span text:style-name="T129">Franka</text:span><text:span text:style-name="T46"> Mark otoczony rojem „</text:span><text:span text:style-name="T119">motyli”</text:span><text:span text:style-name="T46"> </text:span><text:span text:style-name="T125">migotliwie </text:span><text:span text:style-name="T46">wirujących na wszystkie możliwe sposoby. </text:span><text:span text:style-name="T120">Jego krzesło było przypięte do podłoża i wystarczyło, że </text:span><text:span text:style-name="T125">przytrzymał</text:span><text:span text:style-name="T120"> się </text:span><text:span text:style-name="T122">poręczy</text:span><text:span text:style-name="T121"> czekając, </text:span><text:span text:style-name="T122">aż wróci ciążenie.</text:span></text:p>
      <text:p text:style-name="P81"><text:span text:style-name="T122"><text:tab/></text:span><text:span text:style-name="T129">System sztucznej grawitacji </text:span><text:span text:style-name="T130">konsumował</text:span><text:span text:style-name="T129"> </text:span><text:span text:style-name="T130">większą część</text:span><text:span text:style-name="T129"> energii </text:span><text:span text:style-name="T130">wytwarzanej przez reaktor zasilający</text:span><text:span text:style-name="T129">, </text:span><text:span text:style-name="T130">wiązało się to także z</text:span><text:span text:style-name="T129"> wydziel</text:span><text:span text:style-name="T130">aniem</text:span><text:span text:style-name="T129"> potężn</text:span><text:span text:style-name="T130">ych</text:span><text:span text:style-name="T129"> ilości ciepła. </text:span><text:span text:style-name="T131">Częste p</text:span><text:span text:style-name="T130">rzegrzewanie się głównych elementów </text:span><text:span text:style-name="T131">agregatu</text:span><text:span text:style-name="T130"> zarejestrowane w czasie trwania poprzedniej misji zmusiło konstruktorów do zastosowania drugiego, równoległego układu, któr</text:span><text:span text:style-name="T131">y był uruchamiany samoczynnie w momencie, gdy pierwszy zostałby awaryjnie wyłączony. W założeniach </text:span><text:span text:style-name="T132">zamiana pracujących urządzeń miała być nieodczuwalna, jednak załoga zdołała się już przyzwyczaić do chwilowych zaników siły przyciągania i nie wywoływało to w nich zdziwienia.</text:span></text:p>
      <text:p text:style-name="P81"><text:span text:style-name="T132"><text:tab/></text:span><text:span text:style-name="T133">Na chwilę wszyscy trzej stracili orientację; mieli wrażenie, że kantyna zawirowała </text:span><text:span text:style-name="T134">i niewidoczna siła cisnęła nimi o ścianę, następnie przeczołgała </text:span><text:span text:style-name="T135">ich</text:span><text:span text:style-name="T134"> po niej dwa metry i porzuciła zasypując deszczem </text:span><text:span text:style-name="T135">lewitujących jeszcze przed chwilą </text:span><text:span text:style-name="T134">żetonów, kart </text:span><text:span text:style-name="T135">i pozostałych przedmiotów</text:span><text:span text:style-name="T134">. Znaleźli się w narożniku łączącym sufit ze ścianami. Pomieszczenie widziane z tej perspektywy nie przypominało już dobrze im znanej </text:span><text:span text:style-name="T135">kantyny.</text:span></text:p>
      <text:p text:style-name="P83"><text:span text:style-name="T46">- No to się narobiło – w głosie Franka czuć było niepokój.</text:span></text:p>
      <text:p text:style-name="P83"><text:span text:style-name="T46">- Czujecie </text:span><text:span text:style-name="T139">to</text:span><text:span text:style-name="T46">? - spytał Burt, ze zdziwieniem wpatrując się w kubek ciążący mu</text:span><text:span text:style-name="T137"> </text:span><text:span text:style-name="T46">dłoniach.</text:span></text:p>
      <text:p text:style-name="P83"><text:span text:style-name="T46">- </text:span><text:span text:style-name="T137">Powyżej</text:span><text:span text:style-name="T46"> 2g? - zgadywał Mark.</text:span></text:p>
      <text:p text:style-name="P84"><text:span text:style-name="T46">- Chyba coś koło tego, ledwo się ruszam – odrzekł Burt i z braku innych możliwości napił się z kubka, choć ochota już mu przeszła. Kiwnął kubkiem w kierunku Franka: - chcesz?</text:span></text:p>
      <text:p text:style-name="P84"><text:span text:style-name="T46">- Chętnie.</text:span></text:p>
      <text:p text:style-name="P84"><text:span text:style-name="T46"><text:tab/>Po kilkunastu minutach, które nie przyniosły żadnej zmiany, zaczęli się </text:span><text:span text:style-name="T143">mocno </text:span><text:span text:style-name="T46">niepokoić. Ich sytuacja była poważna. </text:span><text:span text:style-name="T140">Burt wpadł na jedyny sensowny pomysł:</text:span></text:p>
      <text:p text:style-name="P85"><text:span text:style-name="T46">- Komputer pokładowy, nagrywaj.</text:span></text:p>
      <text:p text:style-name="P86"><text:span text:style-name="T46"/></text:p>
      <text:p text:style-name="P86"><text:span text:style-name="T46"/></text:p>
      <text:p text:style-name="P86"><text:soft-page-break/><text:span text:style-name="T46">*</text:span></text:p>
      <text:p text:style-name="P86"><text:span text:style-name="T46"/></text:p>
      <text:p text:style-name="P85"><text:span text:style-name="T46">- No dobrze, – powiedział Ron, pochylony nad monitorem – </text:span><text:span text:style-name="T141">tylko czemu sala jest pusta? - człowiek obsługujący komputer wskazał palcem na miejsce znajdujące się w lewym górnym narożniku kantyny, </text:span><text:span text:style-name="T144">gdzie leżeli bezradni mężczyźni.</text:span></text:p>
      <text:p text:style-name="P87"><text:span text:style-name="T46">- </text:span><text:span text:style-name="T142">O Boże! - Ron </text:span><text:span text:style-name="T143">ledwo </text:span><text:span text:style-name="T142">wysłuchał wiadomości Burt’a i </text:span><text:span text:style-name="T143">kazał się łączyć z działem projektowo-konstrukcyjnym odpowiedzialnym za generatory</text:span><text:span text:style-name="T142">. </text:span><text:span text:style-name="T144">Chwilę później szedł już </text:span><text:span text:style-name="T145">długim </text:span><text:span text:style-name="T144">korytarzem, żeby upewnić się, iż zespół robi wszystko, by jak najszybciej przywrócić prawidłowe funkcjonowanie </text:span><text:span text:style-name="T145">systemu</text:span><text:span text:style-name="T144">. </text:span><text:span text:style-name="T146">Solidne drzwi rozsunęły się </text:span><text:span text:style-name="T147">przed nim</text:span><text:span text:style-name="T146">; chip, który miał wszczepiony pod pachą, dawał mu niemal nieograniczony dostęp do większości pomieszczeń w budynku. </text:span><text:span text:style-name="T147">Przez oszklon</text:span><text:span text:style-name="T153">ą ścianę</text:span><text:span text:style-name="T147"> dostrzegł grono osób pochłoniętych dyskusją. Trwała żywa wymiana zdań między jej uczestnikami.</text:span></text:p>
      <text:p text:style-name="P88"><text:span text:style-name="T46">Zauważyła go wicedyrektor działu Agnes „jakaś tam” </text:span><text:span text:style-name="T149">i ruszyła w jego kierunku</text:span><text:span text:style-name="T46">. Widywał ją </text:span><text:span text:style-name="T149">dopiero </text:span><text:span text:style-name="T148">od pewnego czasu, </text:span><text:span text:style-name="T149">lecz</text:span><text:span text:style-name="T46"> ciężko było </text:span><text:span text:style-name="T148">przejść obojętnie obok t</text:span><text:span text:style-name="T156">akiej</text:span><text:span text:style-name="T148"> kobiety </text:span><text:span text:style-name="T149">i dobrze pamiętał jej twarz, choć nie był w stanie zapamiętać jej słowiańskiego nazwiska.</text:span><text:span text:style-name="T148"> Jak stwierdził jego Przyjaciel Martin, - są w centrum JSC tylko dwie piękne kobiety, „Sandra Burger” i właśnie „Agnes Jakaśtam”. </text:span></text:p>
      <text:p text:style-name="P89"><text:span text:style-name="T46">- Pracujemy nad tym – oznajmiła o nic niepytana.</text:span></text:p>
      <text:p text:style-name="P89"><text:span text:style-name="T46">- Da się coś zrobić z tymi kondensatorami? - </text:span><text:span text:style-name="T150">spytał naiwnie Ron.</text:span></text:p>
      <text:p text:style-name="P90"><text:span text:style-name="T46">- Nie rozumiem… </text:span><text:span text:style-name="T162">- </text:span><text:span text:style-name="T165">mówiła z lekkim akcentem</text:span><text:span text:style-name="T162"> dodający</text:span><text:span text:style-name="T165">m</text:span><text:span text:style-name="T162"> jej egzotyczności.</text:span></text:p>
      <text:p text:style-name="P90"><text:span text:style-name="T46">- No, próbujecie rozwiązać problem z kondensatorami, prawda?</text:span></text:p>
      <text:p text:style-name="P90"><text:span text:style-name="T46">- Nie …</text:span></text:p>
      <text:p text:style-name="P90"><text:span text:style-name="T46">- Ok, przepraszam, chodzi o przekaźniki – przerwał jej i się poprawił, będąc coraz bardziej zdezorientowanym.</text:span></text:p>
      <text:p text:style-name="P90"><text:span text:style-name="T46">- Też nie – odpowiedziała Agnes nieco poruszona jego ignorancją. - Chodzi o sterowniki – dodała dobitnie.</text:span></text:p>
      <text:p text:style-name="P91"><text:span text:style-name="T46"><text:tab/>Poczuł się jak kretyn, postanowił się nie pogrążać i nic nie odpowiedział.</text:span></text:p>
      <text:p text:style-name="P91"><text:span text:style-name="T46">- Muszę do nich wracać, mamy pewien pomysł co do tych „kondensatorów” - </text:span><text:span text:style-name="T151">wyglądało, że tego typu rozmow</text:span><text:span text:style-name="T156">y</text:span><text:span text:style-name="T151"> nie były dla niej nowością – jeśli chcesz poznać przyczynę problemu, chodź ze mną, lub zaczekaj w moim gabinecie kwadrans – wskazała na </text:span><text:span text:style-name="T167">biuro</text:span><text:span text:style-name="T151">.</text:span></text:p>
      <text:p text:style-name="P91"><text:span text:style-name="T151"><text:tab/>Postanowił poczekać u niej. Nie wiedział czemu, ale usiadł w jej fotelu. Rozejrzał się; nie było żadnych zdjęć, ani prywatnych przedmiotów. Zastanawiał się, czy jest zamężna; </text:span><text:span text:style-name="T157">zwykle wolał mężatki, ale tutaj priorytety się odwróciły.</text:span></text:p>
      <text:p text:style-name="P92"><text:span text:style-name="T46"><text:tab/>Właściwie nigdy z nią nie rozmawiał, tylko tyle co dziś przez telefon plus rozmowa sprzed chwili. Wcześniej </text:span><text:span text:style-name="T152">jedynie</text:span><text:span text:style-name="T46"> kurtuazyjne pozdrowienia, gdy wpadli na siebie przypadkiem. </text:span><text:span text:style-name="T153">Podobała mu się coraz bardziej; odrobinę zdystansowana, o inteligentnym spojrzeniu – ma to czego brakuje Sandrze –</text:span><text:span text:style-name="T154"> jego rozmyślania przerwał telefon. Dzwonił Kurt Rumens:</text:span></text:p>
      <text:p text:style-name="P93"><text:span text:style-name="T46">- Mamy już rozwiązanie? - zaczął bez zbędnych wstępów.</text:span></text:p>
      <text:p text:style-name="P93"><text:span text:style-name="T46">- Potrzebują jeszcze trochę czasu, ale jesteśmy </text:span><text:span text:style-name="T168">blisko</text:span><text:span text:style-name="T46">. Zawiadomię pana natychmiast, gdy będę znał szczegóły – uniósł wzrok i ujrzał Agnes wpatrzoną w jego nogi ulokowane na biurku. </text:span><text:span text:style-name="T155">- zdjął je niezgrabnie i usiadł </text:span><text:span text:style-name="T156">wyprostowany.</text:span></text:p>
      <text:p text:style-name="P94"><text:span text:style-name="T155">- </text:span><text:span text:style-name="T46">Tak, od razu zadzwonię – pospiesznie pożegnał dyrektora. </text:span><text:span text:style-name="T156">- I co udało się ustalić? - zwrócił się tym razem do dziewczyny jak gdyby nigdy nic.</text:span></text:p>
      <text:p text:style-name="P95"><text:span text:style-name="T148">- </text:span><text:span text:style-name="T46">To była standardowa procedura </text:span><text:span text:style-name="T157">zastąpienia przegrzanego generatora. Do momentu startu drugiego, wszystko przebiegało prawidłowo. Jednak przy rozruchu urządzenie uległo rozkalibrowaniu. Szukaliśmy błędu w oprogramowaniu i uszkodzeń mechanicznych, ale wszystko zdawało się być </text:span><text:span text:style-name="T165">w porządku</text:span><text:span text:style-name="T157">. </text:span><text:span text:style-name="T158">- Ron nie miał zamiaru jej przerywać, wstał i gestem ręki ustąpił jej miejsca, sam usiadł na sofie i słuchał kiwając głową w geście aprobaty. - </text:span><text:span text:style-name="T159">Wtedy poprosiliśmy dział badawczy o zapis wszystkich dostępnych pomiarów. Okazało się, że w krytycznym momencie „Spectre” było pod silnym wpływem obcego pola grawitacyjnego. Od razu przyszło nam do głowy, by sprawdzić orbity naturalnych satelitów Marsa i bingo. Deimos znajdował się wystarczająco blisko, by wywołać chaos w obliczeniach. </text:span><text:span text:style-name="T160">Na bramkach logicznych pojawiły się nowe parametry z uwzględnieniem wpływu Deimosa,</text:span><text:span text:style-name="T169"> a</text:span><text:span text:style-name="T160"> generator ciążenia został odpalony z już przeliczonym </text:span><text:soft-page-break/><text:span text:style-name="T160">wersorem – Agnes mówiła jeszcze długo, a on rozumiał z tego coraz mniej. Zrozumiał tylko tyle, że sytuacja jest już pod kontrolą i tyle przekazał swojemu szefowi.</text:span></text:p>
      <text:p text:style-name="P95"><text:span text:style-name="T160"/></text:p>
      <text:p text:style-name="P99"><text:span text:style-name="T160">*</text:span></text:p>
      <text:p text:style-name="P99"><text:span text:style-name="T160"/></text:p>
      <text:p text:style-name="P97"><text:span text:style-name="T161"><text:tab/>Upalne popołudnie, niebo bez jednej chmury. </text:span><text:span text:style-name="T160">Był to jeden z tych dni, gdy Ron wychodził z roboty zadowolony, choć </text:span><text:span text:style-name="T162">odczuwał</text:span><text:span text:style-name="T160"> też ulgę, </text:span><text:span text:style-name="T161">bo nie był to wcale lekki dzień. </text:span><text:span text:style-name="T162">Wiedział</text:span><text:span text:style-name="T161">, że musi się dziś gdzieś wyrwać </text:span><text:span text:style-name="T162">i odetchnąć.</text:span></text:p>
      <text:p text:style-name="P100"><text:span text:style-name="T46">- Ładna maszyna – usłyszał zza pleców, gdy zakładał kask. Agnes „</text:span><text:span text:style-name="T165">Jakaśtam”</text:span><text:span text:style-name="T46"> wsiadała do małego, sportowego, </text:span><text:span text:style-name="T164">elektrycznego</text:span><text:span text:style-name="T46"> bmw.</text:span></text:p>
      <text:p text:style-name="P100"><text:span text:style-name="T46">- Wiem, dzięki! Twoja też niczego sobie – odpowiedział żartobliwie.</text:span></text:p>
      <text:p text:style-name="P100"><text:span text:style-name="T46">- Trzymaj się, </text:span><text:span text:style-name="T165">i </text:span><text:span text:style-name="T46">do jutra! - rzuciła </text:span><text:span text:style-name="T170">w trakcie, gdy bagażnik jej auta połykał dach</text:span><text:span text:style-name="T46">.</text:span></text:p>
      <text:p text:style-name="P100"><text:span text:style-name="T46"><text:tab/>Ron wykonał dwa kroki </text:span><text:span text:style-name="T163">w jej kierunku i zagadnął:</text:span></text:p>
      <text:p text:style-name="P101"><text:span text:style-name="T46">- Dasz się wyciągnąć na herbatę w ramach podzięki za dobrze wykonaną dziś pracę?</text:span></text:p>
      <text:p text:style-name="P101"><text:span text:style-name="T46">- Pewnie –</text:span><text:span text:style-name="T169"> powiedziała bez namysłu.</text:span></text:p>
      <text:p text:style-name="P101"><text:span text:style-name="T46">- Pasuje </text:span><text:span text:style-name="T166">c</text:span><text:span text:style-name="T46">i dziś? - spytał z nadzieją w głosie.</text:span></text:p>
      <text:p text:style-name="P101"><text:span text:style-name="T46">- Czemu nie?! O której i gdzie?</text:span></text:p>
      <text:p text:style-name="P101"><text:span text:style-name="T46">- Teraz?</text:span></text:p>
      <text:p text:style-name="P101"><text:span text:style-name="T46">- Ale gdzie? - roześmiała się.</text:span></text:p>
      <text:p text:style-name="P101"><text:span text:style-name="T46">- Znam miłe miejsce, jedź za mną – kiwnęła na tak; wrócił do motocykla i po chwili zawył silnikiem.</text:span></text:p>
      <text:p text:style-name="P101"><text:span text:style-name="T46"/></text:p>
      <text:p text:style-name="P96"><text:span text:style-name="T161"><text:tab/></text:span><text:span text:style-name="T160"><text:tab/></text:span></text:p>
      <text:p text:style-name="P95"><text:span text:style-name="T160"><text:tab/></text:span></text:p>
      <text:p text:style-name="P98"><text:span text:style-name="T160"/></text:p>
      <text:p text:style-name="P88"><text:span text:style-name="T148"/></text:p>
      <text:p text:style-name="P87"><text:span text:style-name="T147"/></text:p>
      <text:p text:style-name="P87"><text:span text:style-name="T147"/></text:p>
      <text:p text:style-name="P83"><text:span text:style-name="T46"/></text:p>
      <text:p text:style-name="P83"><text:span text:style-name="T46"><text:tab/></text:span></text:p>
      <text:p text:style-name="P57"><text:span text:style-name="T46"/></text:p>
      <text:p text:style-name="P77"/>
      <text:p text:style-name="P69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65"><text:span text:style-name="T70">I</text:span><text:span text:style-name="T46">mplant dla Franka utrata przez niego swiadomosci, bardzo kontrowersyjna decyzja dowodztwa.</text:span></text:p>
      <text:p text:style-name="P65"><text:span text:style-name="T46"/></text:p>
      <text:p text:style-name="P71"><text:span text:style-name="T46">Dzień marsjański to sol, trwa okolo 24</text:span><text:span text:style-name="T94">h i 40min</text:span></text:p>
      <text:p text:style-name="P72"><text:span text:style-name="T94">5</text:span><text:span text:style-name="T46">ty sierpnia 2012 Roku kiedy łazik Curiosity wyladowal zaczal się pierwszy Sol.</text:span></text:p>
      <text:p text:style-name="P102"><text:span text:style-name="T44">(</text:span><text:span text:style-name="Emphasis"><text:span text:style-name="T45">rok marsjański</text:span></text:span><text:span text:style-name="T44">) jest równy 687 dni ziemskich, co odpowiada 1,8809 roku ziemskiego (1 rok, 320 dni i 18,2 </text:span><text:span text:style-name="T256"> </text:span></text:p>
      <text:p text:style-name="P103"><text:span text:style-name="T256">Przy odpinaniu lądownika rygiel nie otworzy się, uzycie robota kierowanego jak z egzoszkieletu,.</text:span></text:p>
      <text:p text:style-name="P103"><text:span text:style-name="T256"/></text:p>
      <text:p text:style-name="P104"><text:span text:style-name="T256">Nadwaga na ziemi, niedowaga na Marsie.</text:span></text:p>
      <text:p text:style-name="P104"><text:span text:style-name="T256"/></text:p>
      <text:p text:style-name="P105"><text:span text:style-name="T256">Atmosfera Ziemi siega ok, 120km, Marsa 300km. Grawitacja Ziemi siega na okolo 21 milionow km. Urzadzenia pomiarowe wychwycily pole grawitacyjne Fobosa w czasie przelaczania się ukladow.</text:span></text:p>
      <text:p text:style-name="P106"><text:span text:style-name="T256">Z Olympus Mons widac Fobosa. Wielkosc 1/3 ksiezyca ziemskiego przy rowniku. Im dalej od rownika, tym mniejszy. Przy Mons będzie wyrazn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4:51:35.114000000</meta:creation-date>
    <dc:date>2018-02-22T21:36:40.169000000</dc:date>
    <meta:editing-duration>P2DT21H21M56S</meta:editing-duration>
    <meta:editing-cycles>152</meta:editing-cycles>
    <meta:generator>LibreOffice/5.3.3.2$Windows_x86 LibreOffice_project/3d9a8b4b4e538a85e0782bd6c2d430bafe583448</meta:generator>
    <meta:print-date>2018-02-22T20:53:19.842000000</meta:print-date>
    <meta:document-statistic meta:table-count="0" meta:image-count="0" meta:object-count="0" meta:page-count="11" meta:paragraph-count="185" meta:word-count="5327" meta:character-count="35874" meta:non-whitespace-character-count="30561"/>
  </office:meta>
</office:document-meta>
</file>